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577830" table:style-name="ce9">
            <text:p>17.577.830</text:p>
          </table:table-cell>
          <table:table-cell office:value-type="float" office:value="16798329.5" table:style-name="ce9">
            <text:p>16.798.330</text:p>
          </table:table-cell>
          <table:table-cell office:value-type="percentage" office:value="0.95565433844791992" table:style-name="ce10">
            <text:p>95,57%</text:p>
          </table:table-cell>
          <table:table-cell office:value-type="float" office:value="7446484" table:style-name="ce8">
            <text:p>7.446.484</text:p>
          </table:table-cell>
          <table:table-cell office:value-type="float" office:value="7040720" table:style-name="ce8">
            <text:p>7.040.720</text:p>
          </table:table-cell>
          <table:table-cell office:value-type="float" office:value="3946323" table:style-name="ce8">
            <text:p>3.946.323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38000" table:style-name="ce7">
            <text:p>138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82921" table:style-name="ce14">
            <text:p>2.782.921</text:p>
          </table:table-cell>
          <table:table-cell office:value-type="float" office:value="2594663" table:style-name="ce14">
            <text:p>2.594.663</text:p>
          </table:table-cell>
          <table:table-cell office:value-type="percentage" office:value="0.93235237363906487" table:style-name="ce15">
            <text:p>93,24%</text:p>
          </table:table-cell>
          <table:table-cell office:value-type="float" office:value="1144787" table:style-name="ce13">
            <text:p>1.144.787</text:p>
          </table:table-cell>
          <table:table-cell office:value-type="float" office:value="1093247" table:style-name="ce13">
            <text:p>1.093.247</text:p>
          </table:table-cell>
          <table:table-cell office:value-type="float" office:value="666732" table:style-name="ce13">
            <text:p>666.732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02000" table:style-name="ce7">
            <text:p>102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57665" table:style-name="ce14">
            <text:p>2.457.665</text:p>
          </table:table-cell>
          <table:table-cell office:value-type="float" office:value="2247545" table:style-name="ce14">
            <text:p>2.247.545</text:p>
          </table:table-cell>
          <table:table-cell office:value-type="percentage" office:value="0.9145042143660751" table:style-name="ce15">
            <text:p>91,45%</text:p>
          </table:table-cell>
          <table:table-cell office:value-type="float" office:value="924332" table:style-name="ce13">
            <text:p>924.332</text:p>
          </table:table-cell>
          <table:table-cell office:value-type="float" office:value="885493" table:style-name="ce13">
            <text:p>885.493</text:p>
          </table:table-cell>
          <table:table-cell office:value-type="float" office:value="705480" table:style-name="ce13">
            <text:p>705.480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57774" table:style-name="ce14">
            <text:p>2.257.774</text:p>
          </table:table-cell>
          <table:table-cell office:value-type="float" office:value="1996624.5" table:style-name="ce14">
            <text:p>1.996.625</text:p>
          </table:table-cell>
          <table:table-cell office:value-type="percentage" office:value="0.8843331972110583" table:style-name="ce15">
            <text:p>88,43%</text:p>
          </table:table-cell>
          <table:table-cell office:value-type="float" office:value="925447" table:style-name="ce13">
            <text:p>925.447</text:p>
          </table:table-cell>
          <table:table-cell office:value-type="float" office:value="888000" table:style-name="ce13">
            <text:p>888.000</text:p>
          </table:table-cell>
          <table:table-cell office:value-type="float" office:value="446997" table:style-name="ce13">
            <text:p>446.997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12650" table:style-name="ce7">
            <text:p>2.812.650</text:p>
          </table:table-cell>
          <table:table-cell office:value-type="float" office:value="204000" table:style-name="ce7">
            <text:p>20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430800" table:style-name="ce14">
            <text:p>4.430.800</text:p>
          </table:table-cell>
          <table:table-cell office:value-type="float" office:value="4046701.5" table:style-name="ce14">
            <text:p>4.046.702</text:p>
          </table:table-cell>
          <table:table-cell office:value-type="percentage" office:value="0.91331170443260812" table:style-name="ce15">
            <text:p>91,33%</text:p>
          </table:table-cell>
          <table:table-cell office:value-type="float" office:value="1811180" table:style-name="ce13">
            <text:p>1.811.180</text:p>
          </table:table-cell>
          <table:table-cell office:value-type="float" office:value="1703667" table:style-name="ce13">
            <text:p>1.703.667</text:p>
          </table:table-cell>
          <table:table-cell office:value-type="float" office:value="933147" table:style-name="ce13">
            <text:p>933.147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37210" table:style-name="ce14">
            <text:p>1.237.210</text:p>
          </table:table-cell>
          <table:table-cell office:value-type="percentage" office:value="0.95730390981050617" table:style-name="ce15">
            <text:p>95,73%</text:p>
          </table:table-cell>
          <table:table-cell office:value-type="float" office:value="517430" table:style-name="ce13">
            <text:p>517.430</text:p>
          </table:table-cell>
          <table:table-cell office:value-type="float" office:value="497001" table:style-name="ce13">
            <text:p>497.001</text:p>
          </table:table-cell>
          <table:table-cell office:value-type="float" office:value="344262" table:style-name="ce13">
            <text:p>344.262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58000" table:style-name="ce7">
            <text:p>258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58738" table:style-name="ce14">
            <text:p>5.658.738</text:p>
          </table:table-cell>
          <table:table-cell office:value-type="float" office:value="5212824.5" table:style-name="ce14">
            <text:p>5.212.825</text:p>
          </table:table-cell>
          <table:table-cell office:value-type="percentage" office:value="0.9211991260242125" table:style-name="ce15">
            <text:p>92,12%</text:p>
          </table:table-cell>
          <table:table-cell office:value-type="float" office:value="2139778" table:style-name="ce13">
            <text:p>2.139.778</text:p>
          </table:table-cell>
          <table:table-cell office:value-type="float" office:value="2045192" table:style-name="ce13">
            <text:p>2.045.192</text:p>
          </table:table-cell>
          <table:table-cell office:value-type="float" office:value="1464050" table:style-name="ce13">
            <text:p>1.464.050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34000" table:style-name="ce7">
            <text:p>23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10785" table:style-name="ce14">
            <text:p>4.310.785</text:p>
          </table:table-cell>
          <table:table-cell office:value-type="float" office:value="3861667" table:style-name="ce14">
            <text:p>3.861.667</text:p>
          </table:table-cell>
          <table:table-cell office:value-type="percentage" office:value="0.89581526334530714" table:style-name="ce15">
            <text:p>89,58%</text:p>
          </table:table-cell>
          <table:table-cell office:value-type="float" office:value="1750249" table:style-name="ce13">
            <text:p>1.750.249</text:p>
          </table:table-cell>
          <table:table-cell office:value-type="float" office:value="1636067" table:style-name="ce13">
            <text:p>1.636.067</text:p>
          </table:table-cell>
          <table:table-cell office:value-type="float" office:value="999969" table:style-name="ce13">
            <text:p>999.969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864481" table:style-name="ce14">
            <text:p>13.864.481</text:p>
          </table:table-cell>
          <table:table-cell office:value-type="percentage" office:value="0.94229339622320918" table:style-name="ce15">
            <text:p>94,23%</text:p>
          </table:table-cell>
          <table:table-cell office:value-type="float" office:value="6467678" table:style-name="ce13">
            <text:p>6.467.678</text:p>
          </table:table-cell>
          <table:table-cell office:value-type="float" office:value="6165856" table:style-name="ce13">
            <text:p>6.165.856</text:p>
          </table:table-cell>
          <table:table-cell office:value-type="float" office:value="3535941" table:style-name="ce13">
            <text:p>3.535.941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40" table:style-name="ce7">
            <text:p>2.144.5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65" table:style-name="ce14">
            <text:p>10.498.765</text:p>
          </table:table-cell>
          <table:table-cell office:value-type="float" office:value="9876834.5" table:style-name="ce14">
            <text:p>9.876.835</text:p>
          </table:table-cell>
          <table:table-cell office:value-type="percentage" office:value="0.94076155624018631" table:style-name="ce15">
            <text:p>94,08%</text:p>
          </table:table-cell>
          <table:table-cell office:value-type="float" office:value="4405294" table:style-name="ce13">
            <text:p>4.405.294</text:p>
          </table:table-cell>
          <table:table-cell office:value-type="float" office:value="4168507" table:style-name="ce13">
            <text:p>4.168.507</text:p>
          </table:table-cell>
          <table:table-cell office:value-type="float" office:value="2791983" table:style-name="ce13">
            <text:p>2.791.983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5583" table:style-name="ce7">
            <text:p>1.645.583</text:p>
          </table:table-cell>
          <table:table-cell office:value-type="float" office:value="144000" table:style-name="ce7">
            <text:p>144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319538" table:style-name="ce14">
            <text:p>2.319.538</text:p>
          </table:table-cell>
          <table:table-cell office:value-type="float" office:value="2259987" table:style-name="ce14">
            <text:p>2.259.987</text:p>
          </table:table-cell>
          <table:table-cell office:value-type="percentage" office:value="0.9743263529202798" table:style-name="ce15">
            <text:p>97,43%</text:p>
          </table:table-cell>
          <table:table-cell office:value-type="float" office:value="961508" table:style-name="ce13">
            <text:p>961.508</text:p>
          </table:table-cell>
          <table:table-cell office:value-type="float" office:value="911289" table:style-name="ce13">
            <text:p>911.289</text:p>
          </table:table-cell>
          <table:table-cell office:value-type="float" office:value="606753" table:style-name="ce13">
            <text:p>606.753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76000" table:style-name="ce7">
            <text:p>276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79374" table:style-name="ce14">
            <text:p>6.079.374</text:p>
          </table:table-cell>
          <table:table-cell office:value-type="float" office:value="5998440" table:style-name="ce14">
            <text:p>5.998.440</text:p>
          </table:table-cell>
          <table:table-cell office:value-type="percentage" office:value="0.98668711614057636" table:style-name="ce15">
            <text:p>98,67%</text:p>
          </table:table-cell>
          <table:table-cell office:value-type="float" office:value="2467112" table:style-name="ce13">
            <text:p>2.467.112</text:p>
          </table:table-cell>
          <table:table-cell office:value-type="float" office:value="2355674" table:style-name="ce13">
            <text:p>2.355.674</text:p>
          </table:table-cell>
          <table:table-cell office:value-type="float" office:value="1909121" table:style-name="ce13">
            <text:p>1.909.121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42000" table:style-name="ce7">
            <text:p>42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78745" table:style-name="ce14">
            <text:p>678.745</text:p>
          </table:table-cell>
          <table:table-cell office:value-type="float" office:value="625057" table:style-name="ce14">
            <text:p>625.057</text:p>
          </table:table-cell>
          <table:table-cell office:value-type="percentage" office:value="0.92090107477771477" table:style-name="ce15">
            <text:p>92,09%</text:p>
          </table:table-cell>
          <table:table-cell office:value-type="float" office:value="282349" table:style-name="ce13">
            <text:p>282.349</text:p>
          </table:table-cell>
          <table:table-cell office:value-type="float" office:value="266249" table:style-name="ce13">
            <text:p>266.249</text:p>
          </table:table-cell>
          <table:table-cell office:value-type="float" office:value="160315" table:style-name="ce13">
            <text:p>160.315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869364" table:style-name="ce14">
            <text:p>12.869.364</text:p>
          </table:table-cell>
          <table:table-cell office:value-type="percentage" office:value="0.95799494478229852" table:style-name="ce15">
            <text:p>95,80%</text:p>
          </table:table-cell>
          <table:table-cell office:value-type="float" office:value="5754023" table:style-name="ce13">
            <text:p>5.754.023</text:p>
          </table:table-cell>
          <table:table-cell office:value-type="float" office:value="5427187" table:style-name="ce13">
            <text:p>5.427.187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86000" table:style-name="ce7">
            <text:p>186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97735" table:style-name="ce14">
            <text:p>2.897.735</text:p>
          </table:table-cell>
          <table:table-cell office:value-type="float" office:value="2745617.5" table:style-name="ce14">
            <text:p>2.745.618</text:p>
          </table:table-cell>
          <table:table-cell office:value-type="percentage" office:value="0.94750468900710383" table:style-name="ce15">
            <text:p>94,75%</text:p>
          </table:table-cell>
          <table:table-cell office:value-type="float" office:value="1293365" table:style-name="ce13">
            <text:p>1.293.365</text:p>
          </table:table-cell>
          <table:table-cell office:value-type="float" office:value="1212421" table:style-name="ce13">
            <text:p>1.212.421</text:p>
          </table:table-cell>
          <table:table-cell office:value-type="float" office:value="660256" table:style-name="ce13">
            <text:p>660.256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2000" table:style-name="ce7">
            <text:p>72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8767" table:style-name="ce14">
            <text:p>1.378.767</text:p>
          </table:table-cell>
          <table:table-cell office:value-type="float" office:value="1282655.5" table:style-name="ce14">
            <text:p>1.282.656</text:p>
          </table:table-cell>
          <table:table-cell office:value-type="percentage" office:value="0.93029170265896999" table:style-name="ce15">
            <text:p>93,03%</text:p>
          </table:table-cell>
          <table:table-cell office:value-type="float" office:value="565719" table:style-name="ce13">
            <text:p>565.719</text:p>
          </table:table-cell>
          <table:table-cell office:value-type="float" office:value="543284" table:style-name="ce13">
            <text:p>543.284</text:p>
          </table:table-cell>
          <table:table-cell office:value-type="float" office:value="334350" table:style-name="ce13">
            <text:p>334.350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24596" table:style-name="ce14">
            <text:p>4.324.596</text:p>
          </table:table-cell>
          <table:table-cell office:value-type="percentage" office:value="0.9254421940485833" table:style-name="ce15">
            <text:p>92,54%</text:p>
          </table:table-cell>
          <table:table-cell office:value-type="float" office:value="1939587" table:style-name="ce13">
            <text:p>1.939.587</text:p>
          </table:table-cell>
          <table:table-cell office:value-type="float" office:value="1855966" table:style-name="ce13">
            <text:p>1.855.966</text:p>
          </table:table-cell>
          <table:table-cell office:value-type="float" office:value="1136067" table:style-name="ce13">
            <text:p>1.136.067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5418.5" table:style-name="ce14">
            <text:p>145.419</text:p>
          </table:table-cell>
          <table:table-cell office:value-type="percentage" office:value="0.87765934974560778" table:style-name="ce15">
            <text:p>87,77%</text:p>
          </table:table-cell>
          <table:table-cell office:value-type="float" office:value="66935" table:style-name="ce13">
            <text:p>66.935</text:p>
          </table:table-cell>
          <table:table-cell office:value-type="float" office:value="62577" table:style-name="ce13">
            <text:p>62.577</text:p>
          </table:table-cell>
          <table:table-cell office:value-type="float" office:value="32177" table:style-name="ce13">
            <text:p>32.177</text:p>
          </table:table-cell>
          <table:table-cell office:value-type="date" office:date-value="2022-02-22T00:00:00" table:style-name="ce16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6245" table:style-name="ce14">
            <text:p>136.245</text:p>
          </table:table-cell>
          <table:table-cell office:value-type="percentage" office:value="0.86351248573963746" table:style-name="ce15">
            <text:p>86,35%</text:p>
          </table:table-cell>
          <table:table-cell office:value-type="float" office:value="65139" table:style-name="ce13">
            <text:p>65.139</text:p>
          </table:table-cell>
          <table:table-cell office:value-type="float" office:value="60475" table:style-name="ce13">
            <text:p>60.475</text:p>
          </table:table-cell>
          <table:table-cell office:value-type="float" office:value="26033" table:style-name="ce13">
            <text:p>26.033</text:p>
          </table:table-cell>
          <table:table-cell office:value-type="date" office:date-value="2022-02-21T00:00:00" table:style-name="ce17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1443" table:style-name="ce14">
            <text:p>201.443</text:p>
          </table:table-cell>
          <table:table-cell office:value-type="percentage" office:value="0.94785108645530425" table:style-name="ce15">
            <text:p>94,79%</text:p>
          </table:table-cell>
          <table:table-cell office:value-type="float" office:value="95075" table:style-name="ce13">
            <text:p>95.075</text:p>
          </table:table-cell>
          <table:table-cell office:value-type="float" office:value="91036" table:style-name="ce13">
            <text:p>91.036</text:p>
          </table:table-cell>
          <table:table-cell office:value-type="float" office:value="42322" table:style-name="ce13">
            <text:p>42.322</text:p>
          </table:table-cell>
          <table:table-cell office:value-type="date" office:date-value="2022-02-22T00:00:00" table:style-name="ce17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70" table:style-name="ce7">
            <text:p>7.57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275" table:style-name="ce14">
            <text:p>12.275</text:p>
          </table:table-cell>
          <table:table-cell office:value-type="float" office:value="12259" table:style-name="ce14">
            <text:p>12.259</text:p>
          </table:table-cell>
          <table:table-cell office:value-type="percentage" office:value="0.99869653767820776" table:style-name="ce15">
            <text:p>99,87%</text:p>
          </table:table-cell>
          <table:table-cell office:value-type="float" office:value="8048" table:style-name="ce13">
            <text:p>8.048</text:p>
          </table:table-cell>
          <table:table-cell office:value-type="float" office:value="7537" table:style-name="ce13">
            <text:p>7.537</text:p>
          </table:table-cell>
          <table:table-cell office:value-type="float" office:value="2920" table:style-name="ce13">
            <text:p>2.920</text:p>
          </table:table-cell>
          <table:table-cell office:value-type="date" office:date-value="2022-02-22T00:00:00" table:style-name="ce17">
            <text:p>2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37827" table:style-name="ce19">
            <text:p>63.337.827</text:p>
          </table:table-cell>
          <table:table-cell office:value-type="float" office:value="5034000" table:style-name="ce19">
            <text:p>5.034.000</text:p>
          </table:table-cell>
          <table:table-cell office:value-type="float" office:value="18495040" table:style-name="ce20">
            <text:p>18.495.0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50" table:style-name="ce22">
            <text:p>2.113.650</text:p>
          </table:table-cell>
          <table:table-cell office:value-type="float" office:value="97990297" table:style-name="ce23">
            <text:p>97.990.297</text:p>
          </table:table-cell>
          <table:table-cell office:value-type="float" office:value="92337963" table:style-name="ce23">
            <text:p>92.337.963</text:p>
          </table:table-cell>
          <table:table-cell office:value-type="percentage" office:value="0.94231741128409885" table:style-name="ce24">
            <text:p>94,23%</text:p>
          </table:table-cell>
          <table:table-cell office:value-type="float" office:value="41031519" table:style-name="ce23">
            <text:p>41.031.519</text:p>
          </table:table-cell>
          <table:table-cell office:value-type="float" office:value="38917445" table:style-name="ce23">
            <text:p>38.917.445</text:p>
          </table:table-cell>
          <table:table-cell office:value-type="float" office:value="23927015" table:style-name="ce23">
            <text:p>23.927.015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4379" table:style-name="ce32">
            <text:p>7.034.379</text:p>
          </table:table-cell>
          <table:table-cell office:value-type="percentage" office:value="0.93691719704502063" table:style-name="ce33">
            <text:p>93,7%</text:p>
          </table:table-cell>
          <table:table-cell office:value-type="float" office:value="6918801" table:style-name="ce32">
            <text:p>6.918.801</text:p>
          </table:table-cell>
          <table:table-cell office:value-type="percentage" office:value="0.92152322754180371" table:style-name="ce33">
            <text:p>92,2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5155" table:style-name="ce32">
            <text:p>1.095.155</text:p>
          </table:table-cell>
          <table:table-cell office:value-type="percentage" office:value="0.92075637628130969" table:style-name="ce33">
            <text:p>92,1%</text:p>
          </table:table-cell>
          <table:table-cell office:value-type="float" office:value="1076274" table:style-name="ce32">
            <text:p>1.076.274</text:p>
          </table:table-cell>
          <table:table-cell office:value-type="percentage" office:value="0.90488209260405172" table:style-name="ce33">
            <text:p>90,5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328" table:style-name="ce32">
            <text:p>884.328</text:p>
          </table:table-cell>
          <table:table-cell office:value-type="percentage" office:value="0.95043350131710891" table:style-name="ce33">
            <text:p>95,0%</text:p>
          </table:table-cell>
          <table:table-cell office:value-type="float" office:value="873776" table:style-name="ce32">
            <text:p>873.776</text:p>
          </table:table-cell>
          <table:table-cell office:value-type="percentage" office:value="0.93909271565172436" table:style-name="ce33">
            <text:p>93,9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151" table:style-name="ce32">
            <text:p>896.151</text:p>
          </table:table-cell>
          <table:table-cell office:value-type="percentage" office:value="0.82732806062111164" table:style-name="ce33">
            <text:p>82,7%</text:p>
          </table:table-cell>
          <table:table-cell office:value-type="float" office:value="881799" table:style-name="ce32">
            <text:p>881.799</text:p>
          </table:table-cell>
          <table:table-cell office:value-type="percentage" office:value="0.81407827088028195" table:style-name="ce33">
            <text:p>81,4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0094" table:style-name="ce32">
            <text:p>1.740.094</text:p>
          </table:table-cell>
          <table:table-cell office:value-type="percentage" office:value="0.8557083234776468" table:style-name="ce33">
            <text:p>85,6%</text:p>
          </table:table-cell>
          <table:table-cell office:value-type="float" office:value="1685453" table:style-name="ce32">
            <text:p>1.685.453</text:p>
          </table:table-cell>
          <table:table-cell office:value-type="percentage" office:value="0.82883807479962013" table:style-name="ce33">
            <text:p>82,9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725" table:style-name="ce32">
            <text:p>493.725</text:p>
          </table:table-cell>
          <table:table-cell office:value-type="percentage" office:value="0.93674937673366698" table:style-name="ce33">
            <text:p>93,7%</text:p>
          </table:table-cell>
          <table:table-cell office:value-type="float" office:value="489355" table:style-name="ce32">
            <text:p>489.355</text:p>
          </table:table-cell>
          <table:table-cell office:value-type="percentage" office:value="0.92845813206036476" table:style-name="ce33">
            <text:p>92,8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5686" table:style-name="ce32">
            <text:p>2.045.686</text:p>
          </table:table-cell>
          <table:table-cell office:value-type="percentage" office:value="0.94177977661753409" table:style-name="ce33">
            <text:p>94,2%</text:p>
          </table:table-cell>
          <table:table-cell office:value-type="float" office:value="2011560" table:style-name="ce32">
            <text:p>2.011.560</text:p>
          </table:table-cell>
          <table:table-cell office:value-type="percentage" office:value="0.92606906800592403" table:style-name="ce33">
            <text:p>92,6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6341" table:style-name="ce32">
            <text:p>1.656.341</text:p>
          </table:table-cell>
          <table:table-cell office:value-type="percentage" office:value="0.91204086599613898" table:style-name="ce33">
            <text:p>91,2%</text:p>
          </table:table-cell>
          <table:table-cell office:value-type="float" office:value="1608057" table:style-name="ce32">
            <text:p>1.608.057</text:p>
          </table:table-cell>
          <table:table-cell office:value-type="percentage" office:value="0.88545396077930405" table:style-name="ce33">
            <text:p>88,5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0342" table:style-name="ce32">
            <text:p>6.240.342</text:p>
          </table:table-cell>
          <table:table-cell office:value-type="percentage" office:value="0.92007683400040163" table:style-name="ce33">
            <text:p>92,0%</text:p>
          </table:table-cell>
          <table:table-cell office:value-type="float" office:value="6107015" table:style-name="ce32">
            <text:p>6.107.015</text:p>
          </table:table-cell>
          <table:table-cell office:value-type="percentage" office:value="0.90041908382472668" table:style-name="ce33">
            <text:p>90,0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72393" table:style-name="ce32">
            <text:p>4.172.393</text:p>
          </table:table-cell>
          <table:table-cell office:value-type="percentage" office:value="0.92884435664441833" table:style-name="ce33">
            <text:p>92,9%</text:p>
          </table:table-cell>
          <table:table-cell office:value-type="float" office:value="4104244" table:style-name="ce32">
            <text:p>4.104.244</text:p>
          </table:table-cell>
          <table:table-cell office:value-type="percentage" office:value="0.91367325122339005" table:style-name="ce33">
            <text:p>91,4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246" table:style-name="ce32">
            <text:p>909.246</text:p>
          </table:table-cell>
          <table:table-cell office:value-type="percentage" office:value="0.95721188769225907" table:style-name="ce33">
            <text:p>95,7%</text:p>
          </table:table-cell>
          <table:table-cell office:value-type="float" office:value="896997" table:style-name="ce32">
            <text:p>896.997</text:p>
          </table:table-cell>
          <table:table-cell office:value-type="percentage" office:value="0.9443167103559359" table:style-name="ce33">
            <text:p>94,4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048" table:style-name="ce32">
            <text:p>2.340.048</text:p>
          </table:table-cell>
          <table:table-cell office:value-type="percentage" office:value="0.95273900738846162" table:style-name="ce33">
            <text:p>95,3%</text:p>
          </table:table-cell>
          <table:table-cell office:value-type="float" office:value="2323192" table:style-name="ce32">
            <text:p>2.323.192</text:p>
          </table:table-cell>
          <table:table-cell office:value-type="percentage" office:value="0.94587617008403879" table:style-name="ce33">
            <text:p>94,6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592" table:style-name="ce32">
            <text:p>268.592</text:p>
          </table:table-cell>
          <table:table-cell office:value-type="percentage" office:value="0.95421683322734552" table:style-name="ce33">
            <text:p>95,4%</text:p>
          </table:table-cell>
          <table:table-cell office:value-type="float" office:value="262139" table:style-name="ce32">
            <text:p>262.139</text:p>
          </table:table-cell>
          <table:table-cell office:value-type="percentage" office:value="0.93129149954348278" table:style-name="ce33">
            <text:p>93,1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7906" table:style-name="ce32">
            <text:p>1.227.906</text:p>
          </table:table-cell>
          <table:table-cell office:value-type="percentage" office:value="0.93191632754357501" table:style-name="ce33">
            <text:p>93,2%</text:p>
          </table:table-cell>
          <table:table-cell office:value-type="float" office:value="1194382" table:style-name="ce32">
            <text:p>1.194.382</text:p>
          </table:table-cell>
          <table:table-cell office:value-type="percentage" office:value="0.90647336776931631" table:style-name="ce33">
            <text:p>90,6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317" table:style-name="ce32">
            <text:p>539.317</text:p>
          </table:table-cell>
          <table:table-cell office:value-type="percentage" office:value="0.92957802314478066" table:style-name="ce33">
            <text:p>93,0%</text:p>
          </table:table-cell>
          <table:table-cell office:value-type="float" office:value="534229" table:style-name="ce32">
            <text:p>534.229</text:p>
          </table:table-cell>
          <table:table-cell office:value-type="percentage" office:value="0.92080824028653474" table:style-name="ce33">
            <text:p>92,1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0344" table:style-name="ce32">
            <text:p>1.860.344</text:p>
          </table:table-cell>
          <table:table-cell office:value-type="percentage" office:value="0.95145947864547453" table:style-name="ce33">
            <text:p>95,1%</text:p>
          </table:table-cell>
          <table:table-cell office:value-type="float" office:value="1830222" table:style-name="ce32">
            <text:p>1.830.222</text:p>
          </table:table-cell>
          <table:table-cell office:value-type="percentage" office:value="0.93605379968730384" table:style-name="ce33">
            <text:p>93,6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077" table:style-name="ce32">
            <text:p>64.077</text:p>
          </table:table-cell>
          <table:table-cell office:value-type="percentage" office:value="0.90212448436554082" table:style-name="ce33">
            <text:p>90,2%</text:p>
          </table:table-cell>
          <table:table-cell office:value-type="float" office:value="61631" table:style-name="ce32">
            <text:p>61.631</text:p>
          </table:table-cell>
          <table:table-cell office:value-type="percentage" office:value="0.86768784580945812" table:style-name="ce33">
            <text:p>86,8%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82" table:style-name="ce32">
            <text:p>61.782</text:p>
          </table:table-cell>
          <table:table-cell office:value-type="percentage" office:value="0.90501860369730169" table:style-name="ce33">
            <text:p>90,5%</text:p>
          </table:table-cell>
          <table:table-cell office:value-type="float" office:value="59435" table:style-name="ce32">
            <text:p>59.435</text:p>
          </table:table-cell>
          <table:table-cell office:value-type="percentage" office:value="0.87063838514047986" table:style-name="ce33">
            <text:p>87,1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75" table:style-name="ce32">
            <text:p>95.075</text:p>
          </table:table-cell>
          <table:table-cell office:value-type="string" table:style-name="ce33">
            <text:p>-</text:p>
          </table:table-cell>
          <table:table-cell office:value-type="float" office:value="91036" table:style-name="ce32">
            <text:p>91.036</text:p>
          </table:table-cell>
          <table:table-cell office:value-type="string" table:style-name="ce33">
            <text:p>-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48" table:style-name="ce32">
            <text:p>8.048</text:p>
          </table:table-cell>
          <table:table-cell office:value-type="string" table:style-name="ce33">
            <text:p>-</text:p>
          </table:table-cell>
          <table:table-cell office:value-type="float" office:value="7537" table:style-name="ce32">
            <text:p>7.537</text:p>
          </table:table-cell>
          <table:table-cell office:value-type="string" table:style-name="ce33">
            <text:p>-</text:p>
          </table:table-cell>
          <table:table-cell office:value-type="date" office:date-value="2022-02-22T00:00:00" table:style-name="ce34">
            <text:p>22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57450" table:style-name="ce35">
            <text:p>39.157.450</text:p>
          </table:table-cell>
          <table:table-cell office:value-type="percentage" office:value="0.9282308727837193" table:style-name="ce36">
            <text:p>92,8%</text:p>
          </table:table-cell>
          <table:table-cell office:value-type="float" office:value="38398979" table:style-name="ce35">
            <text:p>38.398.979</text:p>
          </table:table-cell>
          <table:table-cell office:value-type="percentage" office:value="0.91025124953677294" table:style-name="ce36">
            <text:p>91,0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64" table:style-name="ce45">
            <text:p>435.464</text:p>
          </table:table-cell>
          <table:table-cell office:value-type="percentage" office:value="1" table:style-name="ce46">
            <text:p>100,0%</text:p>
          </table:table-cell>
          <table:table-cell office:value-type="float" office:value="656487" table:style-name="ce45">
            <text:p>656.487</text:p>
          </table:table-cell>
          <table:table-cell office:value-type="percentage" office:value="1" table:style-name="ce46">
            <text:p>100,0%</text:p>
          </table:table-cell>
          <table:table-cell office:value-type="float" office:value="937397" table:style-name="ce45">
            <text:p>937.397</text:p>
          </table:table-cell>
          <table:table-cell office:value-type="percentage" office:value="0.97825989403368085" table:style-name="ce46">
            <text:p>97,8%</text:p>
          </table:table-cell>
          <table:table-cell office:value-type="float" office:value="1229354" table:style-name="ce45">
            <text:p>1.229.354</text:p>
          </table:table-cell>
          <table:table-cell office:value-type="percentage" office:value="0.95477057543893984" table:style-name="ce46">
            <text:p>95,5%</text:p>
          </table:table-cell>
          <table:table-cell office:value-type="float" office:value="1276673" table:style-name="ce45">
            <text:p>1.276.673</text:p>
          </table:table-cell>
          <table:table-cell office:value-type="percentage" office:value="0.92222769616624867" table:style-name="ce46">
            <text:p>92,2%</text:p>
          </table:table-cell>
          <table:table-cell office:value-type="float" office:value="967473" table:style-name="ce45">
            <text:p>967.473</text:p>
          </table:table-cell>
          <table:table-cell office:value-type="percentage" office:value="0.87810556257958761" table:style-name="ce46">
            <text:p>87,8%</text:p>
          </table:table-cell>
          <table:table-cell office:value-type="float" office:value="811321" table:style-name="ce45">
            <text:p>811.321</text:p>
          </table:table-cell>
          <table:table-cell office:value-type="percentage" office:value="0.87605062886562313" table:style-name="ce46">
            <text:p>87,6%</text:p>
          </table:table-cell>
          <table:table-cell office:value-type="float" office:value="720210" table:style-name="ce45">
            <text:p>720.210</text:p>
          </table:table-cell>
          <table:table-cell office:value-type="percentage" office:value="0.93189328792540815" table:style-name="ce46">
            <text:p>93,2%</text:p>
          </table:table-cell>
          <table:table-cell office:value-type="float" office:value="7034379" table:style-name="ce45">
            <text:p>7.034.37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91719704502063" table:style-name="ce46">
            <text:p>93,7%</text:p>
          </table:table-cell>
          <table:table-cell office:value-type="percentage" office:value="0.82735820551275041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78" table:style-name="ce48">
            <text:p>101.678</text:p>
          </table:table-cell>
          <table:table-cell office:value-type="percentage" office:value="1" table:style-name="ce49">
            <text:p>100,0%</text:p>
          </table:table-cell>
          <table:table-cell office:value-type="float" office:value="119847" table:style-name="ce48">
            <text:p>119.847</text:p>
          </table:table-cell>
          <table:table-cell office:value-type="percentage" office:value="1" table:style-name="ce49">
            <text:p>100,0%</text:p>
          </table:table-cell>
          <table:table-cell office:value-type="float" office:value="156004" table:style-name="ce48">
            <text:p>156.004</text:p>
          </table:table-cell>
          <table:table-cell office:value-type="percentage" office:value="0.96710681296881784" table:style-name="ce49">
            <text:p>96,7%</text:p>
          </table:table-cell>
          <table:table-cell office:value-type="float" office:value="188471" table:style-name="ce48">
            <text:p>188.471</text:p>
          </table:table-cell>
          <table:table-cell office:value-type="percentage" office:value="0.93780663780663776" table:style-name="ce49">
            <text:p>93,8%</text:p>
          </table:table-cell>
          <table:table-cell office:value-type="float" office:value="192215" table:style-name="ce48">
            <text:p>192.215</text:p>
          </table:table-cell>
          <table:table-cell office:value-type="percentage" office:value="0.89972710719585092" table:style-name="ce49">
            <text:p>90,0%</text:p>
          </table:table-cell>
          <table:table-cell office:value-type="float" office:value="131735" table:style-name="ce48">
            <text:p>131.735</text:p>
          </table:table-cell>
          <table:table-cell office:value-type="percentage" office:value="0.83230139375023693" table:style-name="ce49">
            <text:p>83,2%</text:p>
          </table:table-cell>
          <table:table-cell office:value-type="float" office:value="110484" table:style-name="ce48">
            <text:p>110.484</text:p>
          </table:table-cell>
          <table:table-cell office:value-type="percentage" office:value="0.84469181485955447" table:style-name="ce49">
            <text:p>84,5%</text:p>
          </table:table-cell>
          <table:table-cell office:value-type="float" office:value="94721" table:style-name="ce48">
            <text:p>94.721</text:p>
          </table:table-cell>
          <table:table-cell office:value-type="percentage" office:value="0.8849369844072611" table:style-name="ce49">
            <text:p>88,5%</text:p>
          </table:table-cell>
          <table:table-cell office:value-type="float" office:value="1095155" table:style-name="ce48">
            <text:p>1.095.15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75637628130969" table:style-name="ce49">
            <text:p>92,1%</text:p>
          </table:table-cell>
          <table:table-cell office:value-type="percentage" office:value="0.82272395019881561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63" table:style-name="ce48">
            <text:p>89.263</text:p>
          </table:table-cell>
          <table:table-cell office:value-type="percentage" office:value="1" table:style-name="ce49">
            <text:p>100,0%</text:p>
          </table:table-cell>
          <table:table-cell office:value-type="float" office:value="114785" table:style-name="ce48">
            <text:p>114.785</text:p>
          </table:table-cell>
          <table:table-cell office:value-type="percentage" office:value="1" table:style-name="ce49">
            <text:p>100,0%</text:p>
          </table:table-cell>
          <table:table-cell office:value-type="float" office:value="149126" table:style-name="ce48">
            <text:p>149.126</text:p>
          </table:table-cell>
          <table:table-cell office:value-type="percentage" office:value="0.98115665504309491" table:style-name="ce49">
            <text:p>98,1%</text:p>
          </table:table-cell>
          <table:table-cell office:value-type="float" office:value="154323" table:style-name="ce48">
            <text:p>154.323</text:p>
          </table:table-cell>
          <table:table-cell office:value-type="percentage" office:value="0.95212329485510505" table:style-name="ce49">
            <text:p>95,2%</text:p>
          </table:table-cell>
          <table:table-cell office:value-type="float" office:value="152351" table:style-name="ce48">
            <text:p>152.351</text:p>
          </table:table-cell>
          <table:table-cell office:value-type="percentage" office:value="0.91821962391513978" table:style-name="ce49">
            <text:p>91,8%</text:p>
          </table:table-cell>
          <table:table-cell office:value-type="float" office:value="92967" table:style-name="ce48">
            <text:p>92.967</text:p>
          </table:table-cell>
          <table:table-cell office:value-type="percentage" office:value="0.85612067298394889" table:style-name="ce49">
            <text:p>85,6%</text:p>
          </table:table-cell>
          <table:table-cell office:value-type="float" office:value="68741" table:style-name="ce48">
            <text:p>68.741</text:p>
          </table:table-cell>
          <table:table-cell office:value-type="percentage" office:value="0.86748189091643324" table:style-name="ce49">
            <text:p>86,7%</text:p>
          </table:table-cell>
          <table:table-cell office:value-type="float" office:value="62772" table:style-name="ce48">
            <text:p>62.772</text:p>
          </table:table-cell>
          <table:table-cell office:value-type="percentage" office:value="0.96193453475542479" table:style-name="ce49">
            <text:p>96,2%</text:p>
          </table:table-cell>
          <table:table-cell office:value-type="float" office:value="884328" table:style-name="ce48">
            <text:p>884.328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43350131710891" table:style-name="ce49">
            <text:p>95,0%</text:p>
          </table:table-cell>
          <table:table-cell office:value-type="percentage" office:value="0.87307493713526363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53" table:style-name="ce48">
            <text:p>51.853</text:p>
          </table:table-cell>
          <table:table-cell office:value-type="percentage" office:value="0.96681147800794287" table:style-name="ce49">
            <text:p>96,7%</text:p>
          </table:table-cell>
          <table:table-cell office:value-type="float" office:value="79931" table:style-name="ce48">
            <text:p>79.931</text:p>
          </table:table-cell>
          <table:table-cell office:value-type="percentage" office:value="0.91628264208909371" table:style-name="ce49">
            <text:p>91,6%</text:p>
          </table:table-cell>
          <table:table-cell office:value-type="float" office:value="112173" table:style-name="ce48">
            <text:p>112.173</text:p>
          </table:table-cell>
          <table:table-cell office:value-type="percentage" office:value="0.88052718752207737" table:style-name="ce49">
            <text:p>88,1%</text:p>
          </table:table-cell>
          <table:table-cell office:value-type="float" office:value="153672" table:style-name="ce48">
            <text:p>153.672</text:p>
          </table:table-cell>
          <table:table-cell office:value-type="percentage" office:value="0.86571872816999795" table:style-name="ce49">
            <text:p>86,6%</text:p>
          </table:table-cell>
          <table:table-cell office:value-type="float" office:value="173869" table:style-name="ce48">
            <text:p>173.869</text:p>
          </table:table-cell>
          <table:table-cell office:value-type="percentage" office:value="0.80263406932781833" table:style-name="ce49">
            <text:p>80,3%</text:p>
          </table:table-cell>
          <table:table-cell office:value-type="float" office:value="135468" table:style-name="ce48">
            <text:p>135.468</text:p>
          </table:table-cell>
          <table:table-cell office:value-type="percentage" office:value="0.73605111737762641" table:style-name="ce49">
            <text:p>73,6%</text:p>
          </table:table-cell>
          <table:table-cell office:value-type="float" office:value="104909" table:style-name="ce48">
            <text:p>104.909</text:p>
          </table:table-cell>
          <table:table-cell office:value-type="percentage" office:value="0.76457041242447876" table:style-name="ce49">
            <text:p>76,5%</text:p>
          </table:table-cell>
          <table:table-cell office:value-type="float" office:value="84276" table:style-name="ce48">
            <text:p>84.276</text:p>
          </table:table-cell>
          <table:table-cell office:value-type="percentage" office:value="0.84668863526764182" table:style-name="ce49">
            <text:p>84,7%</text:p>
          </table:table-cell>
          <table:table-cell office:value-type="float" office:value="896151" table:style-name="ce48">
            <text:p>896.151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32806062111164" table:style-name="ce49">
            <text:p>82,7%</text:p>
          </table:table-cell>
          <table:table-cell office:value-type="percentage" office:value="0.7346854952757681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89" table:style-name="ce48">
            <text:p>94.789</text:p>
          </table:table-cell>
          <table:table-cell office:value-type="percentage" office:value="0.94447101492596797" table:style-name="ce49">
            <text:p>94,4%</text:p>
          </table:table-cell>
          <table:table-cell office:value-type="float" office:value="156080" table:style-name="ce48">
            <text:p>156.080</text:p>
          </table:table-cell>
          <table:table-cell office:value-type="percentage" office:value="0.93212140033204738" table:style-name="ce49">
            <text:p>93,2%</text:p>
          </table:table-cell>
          <table:table-cell office:value-type="float" office:value="229240" table:style-name="ce48">
            <text:p>229.240</text:p>
          </table:table-cell>
          <table:table-cell office:value-type="percentage" office:value="0.91129176522032951" table:style-name="ce49">
            <text:p>91,1%</text:p>
          </table:table-cell>
          <table:table-cell office:value-type="float" office:value="325557" table:style-name="ce48">
            <text:p>325.557</text:p>
          </table:table-cell>
          <table:table-cell office:value-type="percentage" office:value="0.88407237533503324" table:style-name="ce49">
            <text:p>88,4%</text:p>
          </table:table-cell>
          <table:table-cell office:value-type="float" office:value="324686" table:style-name="ce48">
            <text:p>324.686</text:p>
          </table:table-cell>
          <table:table-cell office:value-type="percentage" office:value="0.82385658644269932" table:style-name="ce49">
            <text:p>82,4%</text:p>
          </table:table-cell>
          <table:table-cell office:value-type="float" office:value="238992" table:style-name="ce48">
            <text:p>238.992</text:p>
          </table:table-cell>
          <table:table-cell office:value-type="percentage" office:value="0.76388951039116293" table:style-name="ce49">
            <text:p>76,4%</text:p>
          </table:table-cell>
          <table:table-cell office:value-type="float" office:value="199726" table:style-name="ce48">
            <text:p>199.726</text:p>
          </table:table-cell>
          <table:table-cell office:value-type="percentage" office:value="0.78425105331977341" table:style-name="ce49">
            <text:p>78,4%</text:p>
          </table:table-cell>
          <table:table-cell office:value-type="float" office:value="171024" table:style-name="ce48">
            <text:p>171.024</text:p>
          </table:table-cell>
          <table:table-cell office:value-type="percentage" office:value="0.92814153528885035" table:style-name="ce49">
            <text:p>92,8%</text:p>
          </table:table-cell>
          <table:table-cell office:value-type="float" office:value="1740094" table:style-name="ce48">
            <text:p>1.740.094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7083234776468" table:style-name="ce49">
            <text:p>85,6%</text:p>
          </table:table-cell>
          <table:table-cell office:value-type="percentage" office:value="0.77531546728724199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70" table:style-name="ce48">
            <text:p>42.570</text:p>
          </table:table-cell>
          <table:table-cell office:value-type="percentage" office:value="1" table:style-name="ce49">
            <text:p>100,0%</text:p>
          </table:table-cell>
          <table:table-cell office:value-type="float" office:value="56198" table:style-name="ce48">
            <text:p>56.198</text:p>
          </table:table-cell>
          <table:table-cell office:value-type="percentage" office:value="1" table:style-name="ce49">
            <text:p>100,0%</text:p>
          </table:table-cell>
          <table:table-cell office:value-type="float" office:value="77259" table:style-name="ce48">
            <text:p>77.259</text:p>
          </table:table-cell>
          <table:table-cell office:value-type="percentage" office:value="0.97479087020704791" table:style-name="ce49">
            <text:p>97,5%</text:p>
          </table:table-cell>
          <table:table-cell office:value-type="float" office:value="85144" table:style-name="ce48">
            <text:p>85.144</text:p>
          </table:table-cell>
          <table:table-cell office:value-type="percentage" office:value="0.93595690887105643" table:style-name="ce49">
            <text:p>93,6%</text:p>
          </table:table-cell>
          <table:table-cell office:value-type="float" office:value="89439" table:style-name="ce48">
            <text:p>89.439</text:p>
          </table:table-cell>
          <table:table-cell office:value-type="percentage" office:value="0.91839689483087916" table:style-name="ce49">
            <text:p>91,8%</text:p>
          </table:table-cell>
          <table:table-cell office:value-type="float" office:value="56774" table:style-name="ce48">
            <text:p>56.774</text:p>
          </table:table-cell>
          <table:table-cell office:value-type="percentage" office:value="0.8453795526966259" table:style-name="ce49">
            <text:p>84,5%</text:p>
          </table:table-cell>
          <table:table-cell office:value-type="float" office:value="43374" table:style-name="ce48">
            <text:p>43.374</text:p>
          </table:table-cell>
          <table:table-cell office:value-type="percentage" office:value="0.85259371375778903" table:style-name="ce49">
            <text:p>85,3%</text:p>
          </table:table-cell>
          <table:table-cell office:value-type="float" office:value="42967" table:style-name="ce48">
            <text:p>42.967</text:p>
          </table:table-cell>
          <table:table-cell office:value-type="percentage" office:value="0.94885497868957447" table:style-name="ce49">
            <text:p>94,9%</text:p>
          </table:table-cell>
          <table:table-cell office:value-type="float" office:value="493725" table:style-name="ce48">
            <text:p>493.72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74937673366698" table:style-name="ce49">
            <text:p>93,7%</text:p>
          </table:table-cell>
          <table:table-cell office:value-type="percentage" office:value="0.84591925024200942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96" table:style-name="ce48">
            <text:p>229.996</text:p>
          </table:table-cell>
          <table:table-cell office:value-type="percentage" office:value="1" table:style-name="ce49">
            <text:p>100,0%</text:p>
          </table:table-cell>
          <table:table-cell office:value-type="float" office:value="252322" table:style-name="ce48">
            <text:p>252.322</text:p>
          </table:table-cell>
          <table:table-cell office:value-type="percentage" office:value="1" table:style-name="ce49">
            <text:p>100,0%</text:p>
          </table:table-cell>
          <table:table-cell office:value-type="float" office:value="324575" table:style-name="ce48">
            <text:p>324.575</text:p>
          </table:table-cell>
          <table:table-cell office:value-type="percentage" office:value="0.99184703721699163" table:style-name="ce49">
            <text:p>99,2%</text:p>
          </table:table-cell>
          <table:table-cell office:value-type="float" office:value="357791" table:style-name="ce48">
            <text:p>357.791</text:p>
          </table:table-cell>
          <table:table-cell office:value-type="percentage" office:value="0.93858390411408099" table:style-name="ce49">
            <text:p>93,9%</text:p>
          </table:table-cell>
          <table:table-cell office:value-type="float" office:value="326067" table:style-name="ce48">
            <text:p>326.067</text:p>
          </table:table-cell>
          <table:table-cell office:value-type="percentage" office:value="0.90523372996263207" table:style-name="ce49">
            <text:p>90,5%</text:p>
          </table:table-cell>
          <table:table-cell office:value-type="float" office:value="218810" table:style-name="ce48">
            <text:p>218.810</text:p>
          </table:table-cell>
          <table:table-cell office:value-type="percentage" office:value="0.8451460398142927" table:style-name="ce49">
            <text:p>84,5%</text:p>
          </table:table-cell>
          <table:table-cell office:value-type="float" office:value="180817" table:style-name="ce48">
            <text:p>180.817</text:p>
          </table:table-cell>
          <table:table-cell office:value-type="percentage" office:value="0.85380042402693379" table:style-name="ce49">
            <text:p>85,4%</text:p>
          </table:table-cell>
          <table:table-cell office:value-type="float" office:value="155308" table:style-name="ce48">
            <text:p>155.308</text:p>
          </table:table-cell>
          <table:table-cell office:value-type="percentage" office:value="0.92336413037015896" table:style-name="ce49">
            <text:p>92,3%</text:p>
          </table:table-cell>
          <table:table-cell office:value-type="float" office:value="2045686" table:style-name="ce48">
            <text:p>2.045.686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77977661753409" table:style-name="ce49">
            <text:p>94,2%</text:p>
          </table:table-cell>
          <table:table-cell office:value-type="percentage" office:value="0.85713735031837524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29" table:style-name="ce48">
            <text:p>138.929</text:p>
          </table:table-cell>
          <table:table-cell office:value-type="percentage" office:value="1" table:style-name="ce49">
            <text:p>100,0%</text:p>
          </table:table-cell>
          <table:table-cell office:value-type="float" office:value="159334" table:style-name="ce48">
            <text:p>159.334</text:p>
          </table:table-cell>
          <table:table-cell office:value-type="percentage" office:value="1" table:style-name="ce49">
            <text:p>100,0%</text:p>
          </table:table-cell>
          <table:table-cell office:value-type="float" office:value="225332" table:style-name="ce48">
            <text:p>225.332</text:p>
          </table:table-cell>
          <table:table-cell office:value-type="percentage" office:value="0.98817689055729996" table:style-name="ce49">
            <text:p>98,8%</text:p>
          </table:table-cell>
          <table:table-cell office:value-type="float" office:value="289952" table:style-name="ce48">
            <text:p>289.952</text:p>
          </table:table-cell>
          <table:table-cell office:value-type="percentage" office:value="0.93110302594354011" table:style-name="ce49">
            <text:p>93,1%</text:p>
          </table:table-cell>
          <table:table-cell office:value-type="float" office:value="291808" table:style-name="ce48">
            <text:p>291.808</text:p>
          </table:table-cell>
          <table:table-cell office:value-type="percentage" office:value="0.88244561979672254" table:style-name="ce49">
            <text:p>88,2%</text:p>
          </table:table-cell>
          <table:table-cell office:value-type="float" office:value="211861" table:style-name="ce48">
            <text:p>211.861</text:p>
          </table:table-cell>
          <table:table-cell office:value-type="percentage" office:value="0.82195995359862817" table:style-name="ce49">
            <text:p>82,2%</text:p>
          </table:table-cell>
          <table:table-cell office:value-type="float" office:value="180013" table:style-name="ce48">
            <text:p>180.013</text:p>
          </table:table-cell>
          <table:table-cell office:value-type="percentage" office:value="0.82200719660992183" table:style-name="ce49">
            <text:p>82,2%</text:p>
          </table:table-cell>
          <table:table-cell office:value-type="float" office:value="159112" table:style-name="ce48">
            <text:p>159.112</text:p>
          </table:table-cell>
          <table:table-cell office:value-type="percentage" office:value="0.89481261528771316" table:style-name="ce49">
            <text:p>89,5%</text:p>
          </table:table-cell>
          <table:table-cell office:value-type="float" office:value="1656341" table:style-name="ce48">
            <text:p>1.656.341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204086599613898" table:style-name="ce49">
            <text:p>91,2%</text:p>
          </table:table-cell>
          <table:table-cell office:value-type="percentage" office:value="0.80850128083973105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68" table:style-name="ce48">
            <text:p>461.068</text:p>
          </table:table-cell>
          <table:table-cell office:value-type="percentage" office:value="1" table:style-name="ce49">
            <text:p>100,0%</text:p>
          </table:table-cell>
          <table:table-cell office:value-type="float" office:value="622040" table:style-name="ce48">
            <text:p>622.040</text:p>
          </table:table-cell>
          <table:table-cell office:value-type="percentage" office:value="0.97845646620609816" table:style-name="ce49">
            <text:p>97,8%</text:p>
          </table:table-cell>
          <table:table-cell office:value-type="float" office:value="809865" table:style-name="ce48">
            <text:p>809.865</text:p>
          </table:table-cell>
          <table:table-cell office:value-type="percentage" office:value="0.9500060998212283" table:style-name="ce49">
            <text:p>95,0%</text:p>
          </table:table-cell>
          <table:table-cell office:value-type="float" office:value="1044719" table:style-name="ce48">
            <text:p>1.044.719</text:p>
          </table:table-cell>
          <table:table-cell office:value-type="percentage" office:value="0.9519938472809848" table:style-name="ce49">
            <text:p>95,2%</text:p>
          </table:table-cell>
          <table:table-cell office:value-type="float" office:value="1166177" table:style-name="ce48">
            <text:p>1.166.177</text:p>
          </table:table-cell>
          <table:table-cell office:value-type="percentage" office:value="0.91426857855166088" table:style-name="ce49">
            <text:p>91,4%</text:p>
          </table:table-cell>
          <table:table-cell office:value-type="float" office:value="832403" table:style-name="ce48">
            <text:p>832.403</text:p>
          </table:table-cell>
          <table:table-cell office:value-type="percentage" office:value="0.86114099736403249" table:style-name="ce49">
            <text:p>86,1%</text:p>
          </table:table-cell>
          <table:table-cell office:value-type="float" office:value="698974" table:style-name="ce48">
            <text:p>698.974</text:p>
          </table:table-cell>
          <table:table-cell office:value-type="percentage" office:value="0.84310336300990651" table:style-name="ce49">
            <text:p>84,3%</text:p>
          </table:table-cell>
          <table:table-cell office:value-type="float" office:value="605096" table:style-name="ce48">
            <text:p>605.096</text:p>
          </table:table-cell>
          <table:table-cell office:value-type="percentage" office:value="0.90129482858006771" table:style-name="ce49">
            <text:p>90,1%</text:p>
          </table:table-cell>
          <table:table-cell office:value-type="float" office:value="6240342" table:style-name="ce48">
            <text:p>6.240.342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007683400040163" table:style-name="ce49">
            <text:p>92,0%</text:p>
          </table:table-cell>
          <table:table-cell office:value-type="percentage" office:value="0.8134710196626288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159" table:style-name="ce48">
            <text:p>298.159</text:p>
          </table:table-cell>
          <table:table-cell office:value-type="percentage" office:value="1" table:style-name="ce49">
            <text:p>100,0%</text:p>
          </table:table-cell>
          <table:table-cell office:value-type="float" office:value="436393" table:style-name="ce48">
            <text:p>436.393</text:p>
          </table:table-cell>
          <table:table-cell office:value-type="percentage" office:value="0.99230744742778143" table:style-name="ce49">
            <text:p>99,2%</text:p>
          </table:table-cell>
          <table:table-cell office:value-type="float" office:value="574720" table:style-name="ce48">
            <text:p>574.720</text:p>
          </table:table-cell>
          <table:table-cell office:value-type="percentage" office:value="0.9624543658103627" table:style-name="ce49">
            <text:p>96,2%</text:p>
          </table:table-cell>
          <table:table-cell office:value-type="float" office:value="721723" table:style-name="ce48">
            <text:p>721.723</text:p>
          </table:table-cell>
          <table:table-cell office:value-type="percentage" office:value="0.94677526839967674" table:style-name="ce49">
            <text:p>94,7%</text:p>
          </table:table-cell>
          <table:table-cell office:value-type="float" office:value="765724" table:style-name="ce48">
            <text:p>765.724</text:p>
          </table:table-cell>
          <table:table-cell office:value-type="percentage" office:value="0.91079225856792312" table:style-name="ce49">
            <text:p>91,1%</text:p>
          </table:table-cell>
          <table:table-cell office:value-type="float" office:value="529680" table:style-name="ce48">
            <text:p>529.680</text:p>
          </table:table-cell>
          <table:table-cell office:value-type="percentage" office:value="0.86278201918487885" table:style-name="ce49">
            <text:p>86,3%</text:p>
          </table:table-cell>
          <table:table-cell office:value-type="float" office:value="447024" table:style-name="ce48">
            <text:p>447.024</text:p>
          </table:table-cell>
          <table:table-cell office:value-type="percentage" office:value="0.87177757019187829" table:style-name="ce49">
            <text:p>87,2%</text:p>
          </table:table-cell>
          <table:table-cell office:value-type="float" office:value="398970" table:style-name="ce48">
            <text:p>398.970</text:p>
          </table:table-cell>
          <table:table-cell office:value-type="percentage" office:value="0.92190059824063186" table:style-name="ce49">
            <text:p>92,2%</text:p>
          </table:table-cell>
          <table:table-cell office:value-type="float" office:value="4172393" table:style-name="ce48">
            <text:p>4.172.39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84435664441833" table:style-name="ce49">
            <text:p>92,9%</text:p>
          </table:table-cell>
          <table:table-cell office:value-type="percentage" office:value="0.82670017802496309" table:style-name="ce49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5" table:style-name="ce48">
            <text:p>78.425</text:p>
          </table:table-cell>
          <table:table-cell office:value-type="percentage" office:value="1" table:style-name="ce49">
            <text:p>100,0%</text:p>
          </table:table-cell>
          <table:table-cell office:value-type="float" office:value="96154" table:style-name="ce48">
            <text:p>96.154</text:p>
          </table:table-cell>
          <table:table-cell office:value-type="percentage" office:value="1" table:style-name="ce49">
            <text:p>100,0%</text:p>
          </table:table-cell>
          <table:table-cell office:value-type="float" office:value="133463" table:style-name="ce48">
            <text:p>133.463</text:p>
          </table:table-cell>
          <table:table-cell office:value-type="percentage" office:value="1" table:style-name="ce49">
            <text:p>100,0%</text:p>
          </table:table-cell>
          <table:table-cell office:value-type="float" office:value="162336" table:style-name="ce48">
            <text:p>162.336</text:p>
          </table:table-cell>
          <table:table-cell office:value-type="percentage" office:value="0.96655611986686751" table:style-name="ce49">
            <text:p>96,7%</text:p>
          </table:table-cell>
          <table:table-cell office:value-type="float" office:value="147343" table:style-name="ce48">
            <text:p>147.343</text:p>
          </table:table-cell>
          <table:table-cell office:value-type="percentage" office:value="0.93529732886451356" table:style-name="ce49">
            <text:p>93,5%</text:p>
          </table:table-cell>
          <table:table-cell office:value-type="float" office:value="114791" table:style-name="ce48">
            <text:p>114.791</text:p>
          </table:table-cell>
          <table:table-cell office:value-type="percentage" office:value="0.88408219220283113" table:style-name="ce49">
            <text:p>88,4%</text:p>
          </table:table-cell>
          <table:table-cell office:value-type="float" office:value="95624" table:style-name="ce48">
            <text:p>95.624</text:p>
          </table:table-cell>
          <table:table-cell office:value-type="percentage" office:value="0.84994578066947546" table:style-name="ce49">
            <text:p>85,0%</text:p>
          </table:table-cell>
          <table:table-cell office:value-type="float" office:value="81110" table:style-name="ce48">
            <text:p>81.110</text:p>
          </table:table-cell>
          <table:table-cell office:value-type="percentage" office:value="0.94634169107094934" table:style-name="ce49">
            <text:p>94,6%</text:p>
          </table:table-cell>
          <table:table-cell office:value-type="float" office:value="909246" table:style-name="ce48">
            <text:p>909.246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21188769225907" table:style-name="ce49">
            <text:p>95,7%</text:p>
          </table:table-cell>
          <table:table-cell office:value-type="percentage" office:value="0.85940156843248439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69" table:style-name="ce48">
            <text:p>243.069</text:p>
          </table:table-cell>
          <table:table-cell office:value-type="percentage" office:value="1" table:style-name="ce49">
            <text:p>100,0%</text:p>
          </table:table-cell>
          <table:table-cell office:value-type="float" office:value="292342" table:style-name="ce48">
            <text:p>292.342</text:p>
          </table:table-cell>
          <table:table-cell office:value-type="percentage" office:value="1" table:style-name="ce49">
            <text:p>100,0%</text:p>
          </table:table-cell>
          <table:table-cell office:value-type="float" office:value="348207" table:style-name="ce48">
            <text:p>348.207</text:p>
          </table:table-cell>
          <table:table-cell office:value-type="percentage" office:value="0.98484299960969102" table:style-name="ce49">
            <text:p>98,5%</text:p>
          </table:table-cell>
          <table:table-cell office:value-type="float" office:value="393775" table:style-name="ce48">
            <text:p>393.775</text:p>
          </table:table-cell>
          <table:table-cell office:value-type="percentage" office:value="0.96230449657869011" table:style-name="ce49">
            <text:p>96,2%</text:p>
          </table:table-cell>
          <table:table-cell office:value-type="float" office:value="412467" table:style-name="ce48">
            <text:p>412.467</text:p>
          </table:table-cell>
          <table:table-cell office:value-type="percentage" office:value="0.93141946133678988" table:style-name="ce49">
            <text:p>93,1%</text:p>
          </table:table-cell>
          <table:table-cell office:value-type="float" office:value="268837" table:style-name="ce48">
            <text:p>268.837</text:p>
          </table:table-cell>
          <table:table-cell office:value-type="percentage" office:value="0.87115600230720869" table:style-name="ce49">
            <text:p>87,1%</text:p>
          </table:table-cell>
          <table:table-cell office:value-type="float" office:value="204610" table:style-name="ce48">
            <text:p>204.610</text:p>
          </table:table-cell>
          <table:table-cell office:value-type="percentage" office:value="0.88821072920012845" table:style-name="ce49">
            <text:p>88,8%</text:p>
          </table:table-cell>
          <table:table-cell office:value-type="float" office:value="176741" table:style-name="ce48">
            <text:p>176.741</text:p>
          </table:table-cell>
          <table:table-cell office:value-type="percentage" office:value="0.96398573173924429" table:style-name="ce49">
            <text:p>96,4%</text:p>
          </table:table-cell>
          <table:table-cell office:value-type="float" office:value="2340048" table:style-name="ce48">
            <text:p>2.340.048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73900738846162" table:style-name="ce49">
            <text:p>95,3%</text:p>
          </table:table-cell>
          <table:table-cell office:value-type="percentage" office:value="0.86768839205065418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3" table:style-name="ce48">
            <text:p>23.473</text:p>
          </table:table-cell>
          <table:table-cell office:value-type="percentage" office:value="1" table:style-name="ce49">
            <text:p>100,0%</text:p>
          </table:table-cell>
          <table:table-cell office:value-type="float" office:value="28785" table:style-name="ce48">
            <text:p>28.785</text:p>
          </table:table-cell>
          <table:table-cell office:value-type="percentage" office:value="1" table:style-name="ce49">
            <text:p>100,0%</text:p>
          </table:table-cell>
          <table:table-cell office:value-type="float" office:value="38510" table:style-name="ce48">
            <text:p>38.510</text:p>
          </table:table-cell>
          <table:table-cell office:value-type="percentage" office:value="0.99730667633500802" table:style-name="ce49">
            <text:p>99,7%</text:p>
          </table:table-cell>
          <table:table-cell office:value-type="float" office:value="45935" table:style-name="ce48">
            <text:p>45.935</text:p>
          </table:table-cell>
          <table:table-cell office:value-type="percentage" office:value="0.96705263157894739" table:style-name="ce49">
            <text:p>96,7%</text:p>
          </table:table-cell>
          <table:table-cell office:value-type="float" office:value="48484" table:style-name="ce48">
            <text:p>48.484</text:p>
          </table:table-cell>
          <table:table-cell office:value-type="percentage" office:value="0.93735983295955461" table:style-name="ce49">
            <text:p>93,7%</text:p>
          </table:table-cell>
          <table:table-cell office:value-type="float" office:value="32515" table:style-name="ce48">
            <text:p>32.515</text:p>
          </table:table-cell>
          <table:table-cell office:value-type="percentage" office:value="0.87792958202829674" table:style-name="ce49">
            <text:p>87,8%</text:p>
          </table:table-cell>
          <table:table-cell office:value-type="float" office:value="25781" table:style-name="ce48">
            <text:p>25.781</text:p>
          </table:table-cell>
          <table:table-cell office:value-type="percentage" office:value="0.85463767155075254" table:style-name="ce49">
            <text:p>85,5%</text:p>
          </table:table-cell>
          <table:table-cell office:value-type="float" office:value="25109" table:style-name="ce48">
            <text:p>25.109</text:p>
          </table:table-cell>
          <table:table-cell office:value-type="percentage" office:value="0.96628824321724072" table:style-name="ce49">
            <text:p>96,6%</text:p>
          </table:table-cell>
          <table:table-cell office:value-type="float" office:value="268592" table:style-name="ce48">
            <text:p>268.592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421683322734552" table:style-name="ce49">
            <text:p>95,4%</text:p>
          </table:table-cell>
          <table:table-cell office:value-type="percentage" office:value="0.84950154344415774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675" table:style-name="ce48">
            <text:p>72.675</text:p>
          </table:table-cell>
          <table:table-cell office:value-type="percentage" office:value="1" table:style-name="ce49">
            <text:p>100,0%</text:p>
          </table:table-cell>
          <table:table-cell office:value-type="float" office:value="103722" table:style-name="ce48">
            <text:p>103.722</text:p>
          </table:table-cell>
          <table:table-cell office:value-type="percentage" office:value="0.99807547968668808" table:style-name="ce49">
            <text:p>99,8%</text:p>
          </table:table-cell>
          <table:table-cell office:value-type="float" office:value="149675" table:style-name="ce48">
            <text:p>149.675</text:p>
          </table:table-cell>
          <table:table-cell office:value-type="percentage" office:value="0.97482105756768556" table:style-name="ce49">
            <text:p>97,5%</text:p>
          </table:table-cell>
          <table:table-cell office:value-type="float" office:value="209787" table:style-name="ce48">
            <text:p>209.787</text:p>
          </table:table-cell>
          <table:table-cell office:value-type="percentage" office:value="0.96187122598038544" table:style-name="ce49">
            <text:p>96,2%</text:p>
          </table:table-cell>
          <table:table-cell office:value-type="float" office:value="236564" table:style-name="ce48">
            <text:p>236.564</text:p>
          </table:table-cell>
          <table:table-cell office:value-type="percentage" office:value="0.937005877972654" table:style-name="ce49">
            <text:p>93,7%</text:p>
          </table:table-cell>
          <table:table-cell office:value-type="float" office:value="174428" table:style-name="ce48">
            <text:p>174.428</text:p>
          </table:table-cell>
          <table:table-cell office:value-type="percentage" office:value="0.87619679114299209" table:style-name="ce49">
            <text:p>87,6%</text:p>
          </table:table-cell>
          <table:table-cell office:value-type="float" office:value="149697" table:style-name="ce48">
            <text:p>149.697</text:p>
          </table:table-cell>
          <table:table-cell office:value-type="percentage" office:value="0.86062930107681423" table:style-name="ce49">
            <text:p>86,1%</text:p>
          </table:table-cell>
          <table:table-cell office:value-type="float" office:value="131358" table:style-name="ce48">
            <text:p>131.358</text:p>
          </table:table-cell>
          <table:table-cell office:value-type="percentage" office:value="0.9083227305415722" table:style-name="ce49">
            <text:p>90,8%</text:p>
          </table:table-cell>
          <table:table-cell office:value-type="float" office:value="1227906" table:style-name="ce48">
            <text:p>1.227.90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191632754357501" table:style-name="ce49">
            <text:p>93,2%</text:p>
          </table:table-cell>
          <table:table-cell office:value-type="percentage" office:value="0.81152962574252718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0" table:style-name="ce48">
            <text:p>42.580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36" table:style-name="ce48">
            <text:p>72.636</text:p>
          </table:table-cell>
          <table:table-cell office:value-type="percentage" office:value="0.95990485000660764" table:style-name="ce49">
            <text:p>96,0%</text:p>
          </table:table-cell>
          <table:table-cell office:value-type="float" office:value="92540" table:style-name="ce48">
            <text:p>92.540</text:p>
          </table:table-cell>
          <table:table-cell office:value-type="percentage" office:value="0.94720465106757556" table:style-name="ce49">
            <text:p>94,7%</text:p>
          </table:table-cell>
          <table:table-cell office:value-type="float" office:value="96597" table:style-name="ce48">
            <text:p>96.597</text:p>
          </table:table-cell>
          <table:table-cell office:value-type="percentage" office:value="0.91368008853324256" table:style-name="ce49">
            <text:p>91,4%</text:p>
          </table:table-cell>
          <table:table-cell office:value-type="float" office:value="66024" table:style-name="ce48">
            <text:p>66.024</text:p>
          </table:table-cell>
          <table:table-cell office:value-type="percentage" office:value="0.86048299860548161" table:style-name="ce49">
            <text:p>86,0%</text:p>
          </table:table-cell>
          <table:table-cell office:value-type="float" office:value="60000" table:style-name="ce48">
            <text:p>60.000</text:p>
          </table:table-cell>
          <table:table-cell office:value-type="percentage" office:value="0.87206767245138228" table:style-name="ce49">
            <text:p>87,2%</text:p>
          </table:table-cell>
          <table:table-cell office:value-type="float" office:value="52934" table:style-name="ce48">
            <text:p>52.934</text:p>
          </table:table-cell>
          <table:table-cell office:value-type="percentage" office:value="0.92025521114027919" table:style-name="ce49">
            <text:p>92,0%</text:p>
          </table:table-cell>
          <table:table-cell office:value-type="float" office:value="539317" table:style-name="ce48">
            <text:p>539.31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57802314478066" table:style-name="ce49">
            <text:p>93,0%</text:p>
          </table:table-cell>
          <table:table-cell office:value-type="percentage" office:value="0.8200619170566894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72" table:style-name="ce48">
            <text:p>164.772</text:p>
          </table:table-cell>
          <table:table-cell office:value-type="percentage" office:value="1" table:style-name="ce49">
            <text:p>100,0%</text:p>
          </table:table-cell>
          <table:table-cell office:value-type="float" office:value="214416" table:style-name="ce48">
            <text:p>214.416</text:p>
          </table:table-cell>
          <table:table-cell office:value-type="percentage" office:value="0.99098749341393755" table:style-name="ce49">
            <text:p>99,1%</text:p>
          </table:table-cell>
          <table:table-cell office:value-type="float" office:value="280248" table:style-name="ce48">
            <text:p>280.248</text:p>
          </table:table-cell>
          <table:table-cell office:value-type="percentage" office:value="0.98622269612863045" table:style-name="ce49">
            <text:p>98,6%</text:p>
          </table:table-cell>
          <table:table-cell office:value-type="float" office:value="327111" table:style-name="ce48">
            <text:p>327.111</text:p>
          </table:table-cell>
          <table:table-cell office:value-type="percentage" office:value="0.96931255500537827" table:style-name="ce49">
            <text:p>96,9%</text:p>
          </table:table-cell>
          <table:table-cell office:value-type="float" office:value="326474" table:style-name="ce48">
            <text:p>326.474</text:p>
          </table:table-cell>
          <table:table-cell office:value-type="percentage" office:value="0.93797117771444327" table:style-name="ce49">
            <text:p>93,8%</text:p>
          </table:table-cell>
          <table:table-cell office:value-type="float" office:value="212099" table:style-name="ce48">
            <text:p>212.099</text:p>
          </table:table-cell>
          <table:table-cell office:value-type="percentage" office:value="0.89254108191133463" table:style-name="ce49">
            <text:p>89,3%</text:p>
          </table:table-cell>
          <table:table-cell office:value-type="float" office:value="175428" table:style-name="ce48">
            <text:p>175.428</text:p>
          </table:table-cell>
          <table:table-cell office:value-type="percentage" office:value="0.88059634063700021" table:style-name="ce49">
            <text:p>88,1%</text:p>
          </table:table-cell>
          <table:table-cell office:value-type="float" office:value="159796" table:style-name="ce48">
            <text:p>159.796</text:p>
          </table:table-cell>
          <table:table-cell office:value-type="percentage" office:value="0.92465440321264691" table:style-name="ce49">
            <text:p>92,5%</text:p>
          </table:table-cell>
          <table:table-cell office:value-type="float" office:value="1860344" table:style-name="ce48">
            <text:p>1.860.344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45947864547453" table:style-name="ce49">
            <text:p>95,1%</text:p>
          </table:table-cell>
          <table:table-cell office:value-type="percentage" office:value="0.85106235029104615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3" table:style-name="ce48">
            <text:p>2.403</text:p>
          </table:table-cell>
          <table:table-cell office:value-type="percentage" office:value="0.84702150158618261" table:style-name="ce49">
            <text:p>84,7%</text:p>
          </table:table-cell>
          <table:table-cell office:value-type="float" office:value="3925" table:style-name="ce48">
            <text:p>3.925</text:p>
          </table:table-cell>
          <table:table-cell office:value-type="percentage" office:value="0.89123524069028159" table:style-name="ce49">
            <text:p>89,1%</text:p>
          </table:table-cell>
          <table:table-cell office:value-type="float" office:value="7701" table:style-name="ce48">
            <text:p>7.701</text:p>
          </table:table-cell>
          <table:table-cell office:value-type="percentage" office:value="0.92460079241205428" table:style-name="ce49">
            <text:p>92,5%</text:p>
          </table:table-cell>
          <table:table-cell office:value-type="float" office:value="10658" table:style-name="ce48">
            <text:p>10.658</text:p>
          </table:table-cell>
          <table:table-cell office:value-type="percentage" office:value="0.92221164662109545" table:style-name="ce49">
            <text:p>92,2%</text:p>
          </table:table-cell>
          <table:table-cell office:value-type="float" office:value="11268" table:style-name="ce48">
            <text:p>11.268</text:p>
          </table:table-cell>
          <table:table-cell office:value-type="percentage" office:value="0.91187181354697744" table:style-name="ce49">
            <text:p>91,2%</text:p>
          </table:table-cell>
          <table:table-cell office:value-type="float" office:value="9461" table:style-name="ce48">
            <text:p>9.461</text:p>
          </table:table-cell>
          <table:table-cell office:value-type="percentage" office:value="0.8299850864110887" table:style-name="ce49">
            <text:p>83,0%</text:p>
          </table:table-cell>
          <table:table-cell office:value-type="float" office:value="9527" table:style-name="ce48">
            <text:p>9.527</text:p>
          </table:table-cell>
          <table:table-cell office:value-type="percentage" office:value="0.87685227795674181" table:style-name="ce49">
            <text:p>87,7%</text:p>
          </table:table-cell>
          <table:table-cell office:value-type="float" office:value="9134" table:style-name="ce48">
            <text:p>9.134</text:p>
          </table:table-cell>
          <table:table-cell office:value-type="percentage" office:value="0.98416118952699061" table:style-name="ce49">
            <text:p>98,4%</text:p>
          </table:table-cell>
          <table:table-cell office:value-type="float" office:value="64077" table:style-name="ce48">
            <text:p>64.077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212448436554082" table:style-name="ce49">
            <text:p>90,2%</text:p>
          </table:table-cell>
          <table:table-cell office:value-type="percentage" office:value="0.767233018427386" table:style-name="ce49">
            <text:p>76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8" table:style-name="ce48">
            <text:p>7.528</text:p>
          </table:table-cell>
          <table:table-cell office:value-type="percentage" office:value="0.94041224234853216" table:style-name="ce49">
            <text:p>94,0%</text:p>
          </table:table-cell>
          <table:table-cell office:value-type="float" office:value="10180" table:style-name="ce48">
            <text:p>10.180</text:p>
          </table:table-cell>
          <table:table-cell office:value-type="percentage" office:value="0.94250532358114991" table:style-name="ce49">
            <text:p>94,3%</text:p>
          </table:table-cell>
          <table:table-cell office:value-type="float" office:value="10696" table:style-name="ce48">
            <text:p>10.696</text:p>
          </table:table-cell>
          <table:table-cell office:value-type="percentage" office:value="0.97921816350819368" table:style-name="ce49">
            <text:p>97,9%</text:p>
          </table:table-cell>
          <table:table-cell office:value-type="float" office:value="9310" table:style-name="ce48">
            <text:p>9.310</text:p>
          </table:table-cell>
          <table:table-cell office:value-type="percentage" office:value="0.85007304601899192" table:style-name="ce49">
            <text:p>85,0%</text:p>
          </table:table-cell>
          <table:table-cell office:value-type="float" office:value="9712" table:style-name="ce48">
            <text:p>9.712</text:p>
          </table:table-cell>
          <table:table-cell office:value-type="percentage" office:value="0.83072448892310324" table:style-name="ce49">
            <text:p>83,1%</text:p>
          </table:table-cell>
          <table:table-cell office:value-type="float" office:value="8822" table:style-name="ce48">
            <text:p>8.822</text:p>
          </table:table-cell>
          <table:table-cell office:value-type="percentage" office:value="0.92087682672233817" table:style-name="ce49">
            <text:p>92,1%</text:p>
          </table:table-cell>
          <table:table-cell office:value-type="float" office:value="61782" table:style-name="ce48">
            <text:p>61.782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501860369730169" table:style-name="ce49">
            <text:p>90,5%</text:p>
          </table:table-cell>
          <table:table-cell office:value-type="percentage" office:value="0.73530741948537293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700" table:style-name="ce48">
            <text:p>3.700</text:p>
          </table:table-cell>
          <table:table-cell office:value-type="string" table:style-name="ce49">
            <text:p>-</text:p>
          </table:table-cell>
          <table:table-cell office:value-type="float" office:value="9674" table:style-name="ce48">
            <text:p>9.674</text:p>
          </table:table-cell>
          <table:table-cell office:value-type="string" table:style-name="ce49">
            <text:p>-</text:p>
          </table:table-cell>
          <table:table-cell office:value-type="float" office:value="22679" table:style-name="ce48">
            <text:p>22.679</text:p>
          </table:table-cell>
          <table:table-cell office:value-type="string" table:style-name="ce49">
            <text:p>-</text:p>
          </table:table-cell>
          <table:table-cell office:value-type="float" office:value="32664" table:style-name="ce48">
            <text:p>32.664</text:p>
          </table:table-cell>
          <table:table-cell office:value-type="string" table:style-name="ce49">
            <text:p>-</text:p>
          </table:table-cell>
          <table:table-cell office:value-type="float" office:value="25077" table:style-name="ce48">
            <text:p>25.077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75" table:style-name="ce48">
            <text:p>95.075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42" table:style-name="ce51">
            <text:p>1.942</text:p>
          </table:table-cell>
          <table:table-cell office:value-type="string" table:style-name="ce52">
            <text:p>-</text:p>
          </table:table-cell>
          <table:table-cell office:value-type="float" office:value="2404" table:style-name="ce51">
            <text:p>2.404</text:p>
          </table:table-cell>
          <table:table-cell office:value-type="string" table:style-name="ce52">
            <text:p>-</text:p>
          </table:table-cell>
          <table:table-cell office:value-type="float" office:value="2106" table:style-name="ce51">
            <text:p>2.106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48" table:style-name="ce51">
            <text:p>8.048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49065" table:style-name="ce55">
            <text:p>2.949.065</text:p>
          </table:table-cell>
          <table:table-cell office:value-type="percentage" office:value="1" table:style-name="ce56">
            <text:p>100,0%</text:p>
          </table:table-cell>
          <table:table-cell office:value-type="float" office:value="3965925" table:style-name="ce55">
            <text:p>3.965.925</text:p>
          </table:table-cell>
          <table:table-cell office:value-type="percentage" office:value="0.99226787035422326" table:style-name="ce56">
            <text:p>99,2%</text:p>
          </table:table-cell>
          <table:table-cell office:value-type="float" office:value="5333215" table:style-name="ce55">
            <text:p>5.333.215</text:p>
          </table:table-cell>
          <table:table-cell office:value-type="percentage" office:value="0.96832683934738162" table:style-name="ce56">
            <text:p>96,8%</text:p>
          </table:table-cell>
          <table:table-cell office:value-type="float" office:value="6766843" table:style-name="ce55">
            <text:p>6.766.843</text:p>
          </table:table-cell>
          <table:table-cell office:value-type="percentage" office:value="0.94910441007872126" table:style-name="ce56">
            <text:p>94,9%</text:p>
          </table:table-cell>
          <table:table-cell office:value-type="float" office:value="7130753" table:style-name="ce55">
            <text:p>7.130.753</text:p>
          </table:table-cell>
          <table:table-cell office:value-type="percentage" office:value="0.91223335663355165" table:style-name="ce56">
            <text:p>91,2%</text:p>
          </table:table-cell>
          <table:table-cell office:value-type="float" office:value="5124773" table:style-name="ce55">
            <text:p>5.124.773</text:p>
          </table:table-cell>
          <table:table-cell office:value-type="percentage" office:value="0.86246310177347096" table:style-name="ce56">
            <text:p>86,2%</text:p>
          </table:table-cell>
          <table:table-cell office:value-type="float" office:value="4244650" table:style-name="ce55">
            <text:p>4.244.650</text:p>
          </table:table-cell>
          <table:table-cell office:value-type="percentage" office:value="0.86192699719063759" table:style-name="ce56">
            <text:p>86,2%</text:p>
          </table:table-cell>
          <table:table-cell office:value-type="float" office:value="3642226" table:style-name="ce55">
            <text:p>3.642.226</text:p>
          </table:table-cell>
          <table:table-cell office:value-type="percentage" office:value="0.91422207340331052" table:style-name="ce56">
            <text:p>91,4%</text:p>
          </table:table-cell>
          <table:table-cell office:value-type="float" office:value="39157450" table:style-name="ce55">
            <text:p>39.157.450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2308727837193" table:style-name="ce56">
            <text:p>92,8%</text:p>
          </table:table-cell>
          <table:table-cell office:value-type="percentage" office:value="0.82612924992431758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595" table:style-name="ce45">
            <text:p>430.595</text:p>
          </table:table-cell>
          <table:table-cell office:value-type="percentage" office:value="1" table:style-name="ce46">
            <text:p>100,0%</text:p>
          </table:table-cell>
          <table:table-cell office:value-type="float" office:value="652665" table:style-name="ce45">
            <text:p>652.665</text:p>
          </table:table-cell>
          <table:table-cell office:value-type="percentage" office:value="0.99746608326468733" table:style-name="ce46">
            <text:p>99,7%</text:p>
          </table:table-cell>
          <table:table-cell office:value-type="float" office:value="930645" table:style-name="ce45">
            <text:p>930.645</text:p>
          </table:table-cell>
          <table:table-cell office:value-type="percentage" office:value="0.97121356168515038" table:style-name="ce46">
            <text:p>97,1%</text:p>
          </table:table-cell>
          <table:table-cell office:value-type="float" office:value="1219550" table:style-name="ce45">
            <text:p>1.219.550</text:p>
          </table:table-cell>
          <table:table-cell office:value-type="percentage" office:value="0.94715635632743622" table:style-name="ce46">
            <text:p>94,7%</text:p>
          </table:table-cell>
          <table:table-cell office:value-type="float" office:value="1262040" table:style-name="ce45">
            <text:p>1.262.040</text:p>
          </table:table-cell>
          <table:table-cell office:value-type="percentage" office:value="0.91165728551449932" table:style-name="ce46">
            <text:p>91,2%</text:p>
          </table:table-cell>
          <table:table-cell office:value-type="float" office:value="944938" table:style-name="ce45">
            <text:p>944.938</text:p>
          </table:table-cell>
          <table:table-cell office:value-type="percentage" office:value="0.85765216609955042" table:style-name="ce46">
            <text:p>85,8%</text:p>
          </table:table-cell>
          <table:table-cell office:value-type="float" office:value="784681" table:style-name="ce45">
            <text:p>784.681</text:p>
          </table:table-cell>
          <table:table-cell office:value-type="percentage" office:value="0.84728520956428599" table:style-name="ce46">
            <text:p>84,7%</text:p>
          </table:table-cell>
          <table:table-cell office:value-type="float" office:value="693687" table:style-name="ce45">
            <text:p>693.687</text:p>
          </table:table-cell>
          <table:table-cell office:value-type="percentage" office:value="0.89757467852586414" table:style-name="ce46">
            <text:p>89,8%</text:p>
          </table:table-cell>
          <table:table-cell office:value-type="float" office:value="6918801" table:style-name="ce45">
            <text:p>6.918.801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52322754180371" table:style-name="ce46">
            <text:p>92,2%</text:p>
          </table:table-cell>
          <table:table-cell office:value-type="percentage" office:value="0.81376433934819592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4" table:style-name="ce48">
            <text:p>100.504</text:p>
          </table:table-cell>
          <table:table-cell office:value-type="percentage" office:value="1" table:style-name="ce49">
            <text:p>100,0%</text:p>
          </table:table-cell>
          <table:table-cell office:value-type="float" office:value="119186" table:style-name="ce48">
            <text:p>119.186</text:p>
          </table:table-cell>
          <table:table-cell office:value-type="percentage" office:value="0.99633019853709504" table:style-name="ce49">
            <text:p>99,6%</text:p>
          </table:table-cell>
          <table:table-cell office:value-type="float" office:value="154457" table:style-name="ce48">
            <text:p>154.457</text:p>
          </table:table-cell>
          <table:table-cell office:value-type="percentage" office:value="0.95751658297687681" table:style-name="ce49">
            <text:p>95,8%</text:p>
          </table:table-cell>
          <table:table-cell office:value-type="float" office:value="186750" table:style-name="ce48">
            <text:p>186.750</text:p>
          </table:table-cell>
          <table:table-cell office:value-type="percentage" office:value="0.92924317062248096" table:style-name="ce49">
            <text:p>92,9%</text:p>
          </table:table-cell>
          <table:table-cell office:value-type="float" office:value="189715" table:style-name="ce48">
            <text:p>189.715</text:p>
          </table:table-cell>
          <table:table-cell office:value-type="percentage" office:value="0.88802501439357417" table:style-name="ce49">
            <text:p>88,8%</text:p>
          </table:table-cell>
          <table:table-cell office:value-type="float" office:value="128408" table:style-name="ce48">
            <text:p>128.408</text:p>
          </table:table-cell>
          <table:table-cell office:value-type="percentage" office:value="0.81128141624230787" table:style-name="ce49">
            <text:p>81,1%</text:p>
          </table:table-cell>
          <table:table-cell office:value-type="float" office:value="106761" table:style-name="ce48">
            <text:p>106.761</text:p>
          </table:table-cell>
          <table:table-cell office:value-type="percentage" office:value="0.81622807688190946" table:style-name="ce49">
            <text:p>81,6%</text:p>
          </table:table-cell>
          <table:table-cell office:value-type="float" office:value="90493" table:style-name="ce48">
            <text:p>90.493</text:p>
          </table:table-cell>
          <table:table-cell office:value-type="percentage" office:value="0.8454366247185553" table:style-name="ce49">
            <text:p>84,5%</text:p>
          </table:table-cell>
          <table:table-cell office:value-type="float" office:value="1076274" table:style-name="ce48">
            <text:p>1.076.274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488209260405172" table:style-name="ce49">
            <text:p>90,5%</text:p>
          </table:table-cell>
          <table:table-cell office:value-type="percentage" office:value="0.80853979279305677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413" table:style-name="ce48">
            <text:p>88.413</text:p>
          </table:table-cell>
          <table:table-cell office:value-type="percentage" office:value="1" table:style-name="ce49">
            <text:p>100,0%</text:p>
          </table:table-cell>
          <table:table-cell office:value-type="float" office:value="114260" table:style-name="ce48">
            <text:p>114.260</text:p>
          </table:table-cell>
          <table:table-cell office:value-type="percentage" office:value="1" table:style-name="ce49">
            <text:p>100,0%</text:p>
          </table:table-cell>
          <table:table-cell office:value-type="float" office:value="148127" table:style-name="ce48">
            <text:p>148.127</text:p>
          </table:table-cell>
          <table:table-cell office:value-type="percentage" office:value="0.9745838542009343" table:style-name="ce49">
            <text:p>97,5%</text:p>
          </table:table-cell>
          <table:table-cell office:value-type="float" office:value="153243" table:style-name="ce48">
            <text:p>153.243</text:p>
          </table:table-cell>
          <table:table-cell office:value-type="percentage" office:value="0.94546004207720735" table:style-name="ce49">
            <text:p>94,5%</text:p>
          </table:table-cell>
          <table:table-cell office:value-type="float" office:value="151111" table:style-name="ce48">
            <text:p>151.111</text:p>
          </table:table-cell>
          <table:table-cell office:value-type="percentage" office:value="0.91074614271938281" table:style-name="ce49">
            <text:p>91,1%</text:p>
          </table:table-cell>
          <table:table-cell office:value-type="float" office:value="91117" table:style-name="ce48">
            <text:p>91.117</text:p>
          </table:table-cell>
          <table:table-cell office:value-type="percentage" office:value="0.83908427033547905" table:style-name="ce49">
            <text:p>83,9%</text:p>
          </table:table-cell>
          <table:table-cell office:value-type="float" office:value="66678" table:style-name="ce48">
            <text:p>66.678</text:p>
          </table:table-cell>
          <table:table-cell office:value-type="percentage" office:value="0.84144771711970923" table:style-name="ce49">
            <text:p>84,1%</text:p>
          </table:table-cell>
          <table:table-cell office:value-type="float" office:value="60827" table:style-name="ce48">
            <text:p>60.827</text:p>
          </table:table-cell>
          <table:table-cell office:value-type="percentage" office:value="0.93212884638960403" table:style-name="ce49">
            <text:p>93,2%</text:p>
          </table:table-cell>
          <table:table-cell office:value-type="float" office:value="873776" table:style-name="ce48">
            <text:p>873.776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909271565172436" table:style-name="ce49">
            <text:p>93,9%</text:p>
          </table:table-cell>
          <table:table-cell office:value-type="percentage" office:value="0.86265721120478156" table:style-name="ce49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62" table:style-name="ce48">
            <text:p>51.362</text:p>
          </table:table-cell>
          <table:table-cell office:value-type="percentage" office:value="0.95765666660451587" table:style-name="ce49">
            <text:p>95,8%</text:p>
          </table:table-cell>
          <table:table-cell office:value-type="float" office:value="79591" table:style-name="ce48">
            <text:p>79.591</text:p>
          </table:table-cell>
          <table:table-cell office:value-type="percentage" office:value="0.91238507921223377" table:style-name="ce49">
            <text:p>91,2%</text:p>
          </table:table-cell>
          <table:table-cell office:value-type="float" office:value="111686" table:style-name="ce48">
            <text:p>111.686</text:p>
          </table:table-cell>
          <table:table-cell office:value-type="percentage" office:value="0.87670437151177849" table:style-name="ce49">
            <text:p>87,7%</text:p>
          </table:table-cell>
          <table:table-cell office:value-type="float" office:value="152434" table:style-name="ce48">
            <text:p>152.434</text:p>
          </table:table-cell>
          <table:table-cell office:value-type="percentage" office:value="0.85874439461883412" table:style-name="ce49">
            <text:p>85,9%</text:p>
          </table:table-cell>
          <table:table-cell office:value-type="float" office:value="172049" table:style-name="ce48">
            <text:p>172.049</text:p>
          </table:table-cell>
          <table:table-cell office:value-type="percentage" office:value="0.79423237606348351" table:style-name="ce49">
            <text:p>79,4%</text:p>
          </table:table-cell>
          <table:table-cell office:value-type="float" office:value="132596" table:style-name="ce48">
            <text:p>132.596</text:p>
          </table:table-cell>
          <table:table-cell office:value-type="percentage" office:value="0.72044640771107382" table:style-name="ce49">
            <text:p>72,0%</text:p>
          </table:table-cell>
          <table:table-cell office:value-type="float" office:value="102068" table:style-name="ce48">
            <text:p>102.068</text:p>
          </table:table-cell>
          <table:table-cell office:value-type="percentage" office:value="0.74386537718729273" table:style-name="ce49">
            <text:p>74,4%</text:p>
          </table:table-cell>
          <table:table-cell office:value-type="float" office:value="80013" table:style-name="ce48">
            <text:p>80.013</text:p>
          </table:table-cell>
          <table:table-cell office:value-type="percentage" office:value="0.80385990998231793" table:style-name="ce49">
            <text:p>80,4%</text:p>
          </table:table-cell>
          <table:table-cell office:value-type="float" office:value="881799" table:style-name="ce48">
            <text:p>881.79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407827088028195" table:style-name="ce49">
            <text:p>81,4%</text:p>
          </table:table-cell>
          <table:table-cell office:value-type="percentage" office:value="0.72291939087126722" table:style-name="ce49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600" table:style-name="ce48">
            <text:p>92.600</text:p>
          </table:table-cell>
          <table:table-cell office:value-type="percentage" office:value="0.9226599709053227" table:style-name="ce49">
            <text:p>92,3%</text:p>
          </table:table-cell>
          <table:table-cell office:value-type="float" office:value="151412" table:style-name="ce48">
            <text:p>151.412</text:p>
          </table:table-cell>
          <table:table-cell office:value-type="percentage" office:value="0.90424375619602737" table:style-name="ce49">
            <text:p>90,4%</text:p>
          </table:table-cell>
          <table:table-cell office:value-type="float" office:value="223443" table:style-name="ce48">
            <text:p>223.443</text:p>
          </table:table-cell>
          <table:table-cell office:value-type="percentage" office:value="0.8882471030192205" table:style-name="ce49">
            <text:p>88,8%</text:p>
          </table:table-cell>
          <table:table-cell office:value-type="float" office:value="322234" table:style-name="ce48">
            <text:p>322.234</text:p>
          </table:table-cell>
          <table:table-cell office:value-type="percentage" office:value="0.87504854078919858" table:style-name="ce49">
            <text:p>87,5%</text:p>
          </table:table-cell>
          <table:table-cell office:value-type="float" office:value="319838" table:style-name="ce48">
            <text:p>319.838</text:p>
          </table:table-cell>
          <table:table-cell office:value-type="percentage" office:value="0.81155529617741462" table:style-name="ce49">
            <text:p>81,2%</text:p>
          </table:table-cell>
          <table:table-cell office:value-type="float" office:value="231270" table:style-name="ce48">
            <text:p>231.270</text:p>
          </table:table-cell>
          <table:table-cell office:value-type="percentage" office:value="0.73920770179823692" table:style-name="ce49">
            <text:p>73,9%</text:p>
          </table:table-cell>
          <table:table-cell office:value-type="float" office:value="188454" table:style-name="ce48">
            <text:p>188.454</text:p>
          </table:table-cell>
          <table:table-cell office:value-type="percentage" office:value="0.73999002634771927" table:style-name="ce49">
            <text:p>74,0%</text:p>
          </table:table-cell>
          <table:table-cell office:value-type="float" office:value="156202" table:style-name="ce48">
            <text:p>156.202</text:p>
          </table:table-cell>
          <table:table-cell office:value-type="percentage" office:value="0.84770303638781108" table:style-name="ce49">
            <text:p>84,8%</text:p>
          </table:table-cell>
          <table:table-cell office:value-type="float" office:value="1685453" table:style-name="ce48">
            <text:p>1.685.453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883807479962013" table:style-name="ce49">
            <text:p>82,9%</text:p>
          </table:table-cell>
          <table:table-cell office:value-type="percentage" office:value="0.7509696489302784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40" table:style-name="ce48">
            <text:p>42.240</text:p>
          </table:table-cell>
          <table:table-cell office:value-type="percentage" office:value="1" table:style-name="ce49">
            <text:p>100,0%</text:p>
          </table:table-cell>
          <table:table-cell office:value-type="float" office:value="56053" table:style-name="ce48">
            <text:p>56.053</text:p>
          </table:table-cell>
          <table:table-cell office:value-type="percentage" office:value="1" table:style-name="ce49">
            <text:p>100,0%</text:p>
          </table:table-cell>
          <table:table-cell office:value-type="float" office:value="76996" table:style-name="ce48">
            <text:p>76.996</text:p>
          </table:table-cell>
          <table:table-cell office:value-type="percentage" office:value="0.97147255132038812" table:style-name="ce49">
            <text:p>97,1%</text:p>
          </table:table-cell>
          <table:table-cell office:value-type="float" office:value="84833" table:style-name="ce48">
            <text:p>84.833</text:p>
          </table:table-cell>
          <table:table-cell office:value-type="percentage" office:value="0.93253819940639771" table:style-name="ce49">
            <text:p>93,3%</text:p>
          </table:table-cell>
          <table:table-cell office:value-type="float" office:value="88913" table:style-name="ce48">
            <text:p>88.913</text:p>
          </table:table-cell>
          <table:table-cell office:value-type="percentage" office:value="0.91299570780194284" table:style-name="ce49">
            <text:p>91,3%</text:p>
          </table:table-cell>
          <table:table-cell office:value-type="float" office:value="56155" table:style-name="ce48">
            <text:p>56.155</text:p>
          </table:table-cell>
          <table:table-cell office:value-type="percentage" office:value="0.83616248250394587" table:style-name="ce49">
            <text:p>83,6%</text:p>
          </table:table-cell>
          <table:table-cell office:value-type="float" office:value="42624" table:style-name="ce48">
            <text:p>42.624</text:p>
          </table:table-cell>
          <table:table-cell office:value-type="percentage" office:value="0.83785111945432744" table:style-name="ce49">
            <text:p>83,8%</text:p>
          </table:table-cell>
          <table:table-cell office:value-type="float" office:value="41541" table:style-name="ce48">
            <text:p>41.541</text:p>
          </table:table-cell>
          <table:table-cell office:value-type="percentage" office:value="0.91736413223505509" table:style-name="ce49">
            <text:p>91,7%</text:p>
          </table:table-cell>
          <table:table-cell office:value-type="float" office:value="489355" table:style-name="ce48">
            <text:p>489.35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845813206036476" table:style-name="ce49">
            <text:p>92,8%</text:p>
          </table:table-cell>
          <table:table-cell office:value-type="percentage" office:value="0.83843195038164664" table:style-name="ce49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30" table:style-name="ce48">
            <text:p>228.030</text:p>
          </table:table-cell>
          <table:table-cell office:value-type="percentage" office:value="1" table:style-name="ce49">
            <text:p>100,0%</text:p>
          </table:table-cell>
          <table:table-cell office:value-type="float" office:value="250547" table:style-name="ce48">
            <text:p>250.547</text:p>
          </table:table-cell>
          <table:table-cell office:value-type="percentage" office:value="1" table:style-name="ce49">
            <text:p>100,0%</text:p>
          </table:table-cell>
          <table:table-cell office:value-type="float" office:value="322585" table:style-name="ce48">
            <text:p>322.585</text:p>
          </table:table-cell>
          <table:table-cell office:value-type="percentage" office:value="0.98576592929413309" table:style-name="ce49">
            <text:p>98,6%</text:p>
          </table:table-cell>
          <table:table-cell office:value-type="float" office:value="353480" table:style-name="ce48">
            <text:p>353.480</text:p>
          </table:table-cell>
          <table:table-cell office:value-type="percentage" office:value="0.92727496897978245" table:style-name="ce49">
            <text:p>92,7%</text:p>
          </table:table-cell>
          <table:table-cell office:value-type="float" office:value="321781" table:style-name="ce48">
            <text:p>321.781</text:p>
          </table:table-cell>
          <table:table-cell office:value-type="percentage" office:value="0.8933348510002721" table:style-name="ce49">
            <text:p>89,3%</text:p>
          </table:table-cell>
          <table:table-cell office:value-type="float" office:value="214092" table:style-name="ce48">
            <text:p>214.092</text:p>
          </table:table-cell>
          <table:table-cell office:value-type="percentage" office:value="0.82692292836671788" table:style-name="ce49">
            <text:p>82,7%</text:p>
          </table:table-cell>
          <table:table-cell office:value-type="float" office:value="175144" table:style-name="ce48">
            <text:p>175.144</text:p>
          </table:table-cell>
          <table:table-cell office:value-type="percentage" office:value="0.82701306550696718" table:style-name="ce49">
            <text:p>82,7%</text:p>
          </table:table-cell>
          <table:table-cell office:value-type="float" office:value="145901" table:style-name="ce48">
            <text:p>145.901</text:p>
          </table:table-cell>
          <table:table-cell office:value-type="percentage" office:value="0.86743599804991733" table:style-name="ce49">
            <text:p>86,7%</text:p>
          </table:table-cell>
          <table:table-cell office:value-type="float" office:value="2011560" table:style-name="ce48">
            <text:p>2.011.560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606906800592403" table:style-name="ce49">
            <text:p>92,6%</text:p>
          </table:table-cell>
          <table:table-cell office:value-type="percentage" office:value="0.84283864112401952" table:style-name="ce49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25" table:style-name="ce48">
            <text:p>136.925</text:p>
          </table:table-cell>
          <table:table-cell office:value-type="percentage" office:value="1" table:style-name="ce49">
            <text:p>100,0%</text:p>
          </table:table-cell>
          <table:table-cell office:value-type="float" office:value="157846" table:style-name="ce48">
            <text:p>157.846</text:p>
          </table:table-cell>
          <table:table-cell office:value-type="percentage" office:value="1" table:style-name="ce49">
            <text:p>100,0%</text:p>
          </table:table-cell>
          <table:table-cell office:value-type="float" office:value="219964" table:style-name="ce48">
            <text:p>219.964</text:p>
          </table:table-cell>
          <table:table-cell office:value-type="percentage" office:value="0.96463592190432756" table:style-name="ce49">
            <text:p>96,5%</text:p>
          </table:table-cell>
          <table:table-cell office:value-type="float" office:value="283631" table:style-name="ce48">
            <text:p>283.631</text:p>
          </table:table-cell>
          <table:table-cell office:value-type="percentage" office:value="0.91080483097682452" table:style-name="ce49">
            <text:p>91,1%</text:p>
          </table:table-cell>
          <table:table-cell office:value-type="float" office:value="283473" table:style-name="ce48">
            <text:p>283.473</text:p>
          </table:table-cell>
          <table:table-cell office:value-type="percentage" office:value="0.85724005915066182" table:style-name="ce49">
            <text:p>85,7%</text:p>
          </table:table-cell>
          <table:table-cell office:value-type="float" office:value="203543" table:style-name="ce48">
            <text:p>203.543</text:p>
          </table:table-cell>
          <table:table-cell office:value-type="percentage" office:value="0.78968849781378148" table:style-name="ce49">
            <text:p>79,0%</text:p>
          </table:table-cell>
          <table:table-cell office:value-type="float" office:value="171248" table:style-name="ce48">
            <text:p>171.248</text:p>
          </table:table-cell>
          <table:table-cell office:value-type="percentage" office:value="0.78198290348505883" table:style-name="ce49">
            <text:p>78,2%</text:p>
          </table:table-cell>
          <table:table-cell office:value-type="float" office:value="151427" table:style-name="ce48">
            <text:p>151.427</text:p>
          </table:table-cell>
          <table:table-cell office:value-type="percentage" office:value="0.85159378233679761" table:style-name="ce49">
            <text:p>85,2%</text:p>
          </table:table-cell>
          <table:table-cell office:value-type="float" office:value="1608057" table:style-name="ce48">
            <text:p>1.608.057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545396077930405" table:style-name="ce49">
            <text:p>88,5%</text:p>
          </table:table-cell>
          <table:table-cell office:value-type="percentage" office:value="0.78493265828914172" table:style-name="ce49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360" table:style-name="ce48">
            <text:p>455.360</text:p>
          </table:table-cell>
          <table:table-cell office:value-type="percentage" office:value="1" table:style-name="ce49">
            <text:p>100,0%</text:p>
          </table:table-cell>
          <table:table-cell office:value-type="float" office:value="618035" table:style-name="ce48">
            <text:p>618.035</text:p>
          </table:table-cell>
          <table:table-cell office:value-type="percentage" office:value="0.9721566813897593" table:style-name="ce49">
            <text:p>97,2%</text:p>
          </table:table-cell>
          <table:table-cell office:value-type="float" office:value="798331" table:style-name="ce48">
            <text:p>798.331</text:p>
          </table:table-cell>
          <table:table-cell office:value-type="percentage" office:value="0.93647622711980516" table:style-name="ce49">
            <text:p>93,6%</text:p>
          </table:table-cell>
          <table:table-cell office:value-type="float" office:value="1035279" table:style-name="ce48">
            <text:p>1.035.279</text:p>
          </table:table-cell>
          <table:table-cell office:value-type="percentage" office:value="0.94339170458200783" table:style-name="ce49">
            <text:p>94,3%</text:p>
          </table:table-cell>
          <table:table-cell office:value-type="float" office:value="1149019" table:style-name="ce48">
            <text:p>1.149.019</text:p>
          </table:table-cell>
          <table:table-cell office:value-type="percentage" office:value="0.90081691532147423" table:style-name="ce49">
            <text:p>90,1%</text:p>
          </table:table-cell>
          <table:table-cell office:value-type="float" office:value="808777" table:style-name="ce48">
            <text:p>808.777</text:p>
          </table:table-cell>
          <table:table-cell office:value-type="percentage" office:value="0.83669933004216723" table:style-name="ce49">
            <text:p>83,7%</text:p>
          </table:table-cell>
          <table:table-cell office:value-type="float" office:value="672658" table:style-name="ce48">
            <text:p>672.658</text:p>
          </table:table-cell>
          <table:table-cell office:value-type="percentage" office:value="0.81136096901389421" table:style-name="ce49">
            <text:p>81,1%</text:p>
          </table:table-cell>
          <table:table-cell office:value-type="float" office:value="569556" table:style-name="ce48">
            <text:p>569.556</text:p>
          </table:table-cell>
          <table:table-cell office:value-type="percentage" office:value="0.84835774387328466" table:style-name="ce49">
            <text:p>84,8%</text:p>
          </table:table-cell>
          <table:table-cell office:value-type="float" office:value="6107015" table:style-name="ce48">
            <text:p>6.107.015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041908382472668" table:style-name="ce49">
            <text:p>90,0%</text:p>
          </table:table-cell>
          <table:table-cell office:value-type="percentage" office:value="0.7960909384685918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740" table:style-name="ce48">
            <text:p>293.740</text:p>
          </table:table-cell>
          <table:table-cell office:value-type="percentage" office:value="1" table:style-name="ce49">
            <text:p>100,0%</text:p>
          </table:table-cell>
          <table:table-cell office:value-type="float" office:value="433434" table:style-name="ce48">
            <text:p>433.434</text:p>
          </table:table-cell>
          <table:table-cell office:value-type="percentage" office:value="0.98557902204758785" table:style-name="ce49">
            <text:p>98,6%</text:p>
          </table:table-cell>
          <table:table-cell office:value-type="float" office:value="570417" table:style-name="ce48">
            <text:p>570.417</text:p>
          </table:table-cell>
          <table:table-cell office:value-type="percentage" office:value="0.95524835047057644" table:style-name="ce49">
            <text:p>95,5%</text:p>
          </table:table-cell>
          <table:table-cell office:value-type="float" office:value="715682" table:style-name="ce48">
            <text:p>715.682</text:p>
          </table:table-cell>
          <table:table-cell office:value-type="percentage" office:value="0.93885052525528145" table:style-name="ce49">
            <text:p>93,9%</text:p>
          </table:table-cell>
          <table:table-cell office:value-type="float" office:value="757096" table:style-name="ce48">
            <text:p>757.096</text:p>
          </table:table-cell>
          <table:table-cell office:value-type="percentage" office:value="0.90052966315897154" table:style-name="ce49">
            <text:p>90,1%</text:p>
          </table:table-cell>
          <table:table-cell office:value-type="float" office:value="517766" table:style-name="ce48">
            <text:p>517.766</text:p>
          </table:table-cell>
          <table:table-cell office:value-type="percentage" office:value="0.84337561347469792" table:style-name="ce49">
            <text:p>84,3%</text:p>
          </table:table-cell>
          <table:table-cell office:value-type="float" office:value="433273" table:style-name="ce48">
            <text:p>433.273</text:p>
          </table:table-cell>
          <table:table-cell office:value-type="percentage" office:value="0.84496063560288859" table:style-name="ce49">
            <text:p>84,5%</text:p>
          </table:table-cell>
          <table:table-cell office:value-type="float" office:value="382836" table:style-name="ce48">
            <text:p>382.836</text:p>
          </table:table-cell>
          <table:table-cell office:value-type="percentage" office:value="0.88461973939907901" table:style-name="ce49">
            <text:p>88,5%</text:p>
          </table:table-cell>
          <table:table-cell office:value-type="float" office:value="4104244" table:style-name="ce48">
            <text:p>4.104.244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367325122339005" table:style-name="ce49">
            <text:p>91,4%</text:p>
          </table:table-cell>
          <table:table-cell office:value-type="percentage" office:value="0.81319742542418383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46" table:style-name="ce48">
            <text:p>77.646</text:p>
          </table:table-cell>
          <table:table-cell office:value-type="percentage" office:value="1" table:style-name="ce49">
            <text:p>100,0%</text:p>
          </table:table-cell>
          <table:table-cell office:value-type="float" office:value="95729" table:style-name="ce48">
            <text:p>95.729</text:p>
          </table:table-cell>
          <table:table-cell office:value-type="percentage" office:value="1" table:style-name="ce49">
            <text:p>100,0%</text:p>
          </table:table-cell>
          <table:table-cell office:value-type="float" office:value="132506" table:style-name="ce48">
            <text:p>132.506</text:p>
          </table:table-cell>
          <table:table-cell office:value-type="percentage" office:value="1.0139342694264835" table:style-name="ce49">
            <text:p>101,4%</text:p>
          </table:table-cell>
          <table:table-cell office:value-type="float" office:value="161369" table:style-name="ce48">
            <text:p>161.369</text:p>
          </table:table-cell>
          <table:table-cell office:value-type="percentage" office:value="0.96079855673908776" table:style-name="ce49">
            <text:p>96,1%</text:p>
          </table:table-cell>
          <table:table-cell office:value-type="float" office:value="145784" table:style-name="ce48">
            <text:p>145.784</text:p>
          </table:table-cell>
          <table:table-cell office:value-type="percentage" office:value="0.9254011781434085" table:style-name="ce49">
            <text:p>92,5%</text:p>
          </table:table-cell>
          <table:table-cell office:value-type="float" office:value="112713" table:style-name="ce48">
            <text:p>112.713</text:p>
          </table:table-cell>
          <table:table-cell office:value-type="percentage" office:value="0.86807812572203136" table:style-name="ce49">
            <text:p>86,8%</text:p>
          </table:table-cell>
          <table:table-cell office:value-type="float" office:value="92982" table:style-name="ce48">
            <text:p>92.982</text:p>
          </table:table-cell>
          <table:table-cell office:value-type="percentage" office:value="0.826462588661938" table:style-name="ce49">
            <text:p>82,6%</text:p>
          </table:table-cell>
          <table:table-cell office:value-type="float" office:value="78268" table:style-name="ce48">
            <text:p>78.268</text:p>
          </table:table-cell>
          <table:table-cell office:value-type="percentage" office:value="0.9131829796170764" table:style-name="ce49">
            <text:p>91,3%</text:p>
          </table:table-cell>
          <table:table-cell office:value-type="float" office:value="896997" table:style-name="ce48">
            <text:p>896.997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3167103559359" table:style-name="ce49">
            <text:p>94,4%</text:p>
          </table:table-cell>
          <table:table-cell office:value-type="percentage" office:value="0.84782405276375494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83" table:style-name="ce48">
            <text:p>241.583</text:p>
          </table:table-cell>
          <table:table-cell office:value-type="percentage" office:value="1" table:style-name="ce49">
            <text:p>100,0%</text:p>
          </table:table-cell>
          <table:table-cell office:value-type="float" office:value="291215" table:style-name="ce48">
            <text:p>291.215</text:p>
          </table:table-cell>
          <table:table-cell office:value-type="percentage" office:value="0.99734921521016207" table:style-name="ce49">
            <text:p>99,7%</text:p>
          </table:table-cell>
          <table:table-cell office:value-type="float" office:value="347488" table:style-name="ce48">
            <text:p>347.488</text:p>
          </table:table-cell>
          <table:table-cell office:value-type="percentage" office:value="0.98280943303371926" table:style-name="ce49">
            <text:p>98,3%</text:p>
          </table:table-cell>
          <table:table-cell office:value-type="float" office:value="392145" table:style-name="ce48">
            <text:p>392.145</text:p>
          </table:table-cell>
          <table:table-cell office:value-type="percentage" office:value="0.95832111436950151" table:style-name="ce49">
            <text:p>95,8%</text:p>
          </table:table-cell>
          <table:table-cell office:value-type="float" office:value="410182" table:style-name="ce48">
            <text:p>410.182</text:p>
          </table:table-cell>
          <table:table-cell office:value-type="percentage" office:value="0.92625954922465825" table:style-name="ce49">
            <text:p>92,6%</text:p>
          </table:table-cell>
          <table:table-cell office:value-type="float" office:value="265978" table:style-name="ce48">
            <text:p>265.978</text:p>
          </table:table-cell>
          <table:table-cell office:value-type="percentage" office:value="0.86189152230409793" table:style-name="ce49">
            <text:p>86,2%</text:p>
          </table:table-cell>
          <table:table-cell office:value-type="float" office:value="200893" table:style-name="ce48">
            <text:p>200.893</text:p>
          </table:table-cell>
          <table:table-cell office:value-type="percentage" office:value="0.87207525546748166" table:style-name="ce49">
            <text:p>87,2%</text:p>
          </table:table-cell>
          <table:table-cell office:value-type="float" office:value="173708" table:style-name="ce48">
            <text:p>173.708</text:p>
          </table:table-cell>
          <table:table-cell office:value-type="percentage" office:value="0.94744305785845184" table:style-name="ce49">
            <text:p>94,7%</text:p>
          </table:table-cell>
          <table:table-cell office:value-type="float" office:value="2323192" table:style-name="ce48">
            <text:p>2.323.192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87617008403879" table:style-name="ce49">
            <text:p>94,6%</text:p>
          </table:table-cell>
          <table:table-cell office:value-type="percentage" office:value="0.86143819738096972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80" table:style-name="ce48">
            <text:p>38.080</text:p>
          </table:table-cell>
          <table:table-cell office:value-type="percentage" office:value="0.9861708188739835" table:style-name="ce49">
            <text:p>98,6%</text:p>
          </table:table-cell>
          <table:table-cell office:value-type="float" office:value="45300" table:style-name="ce48">
            <text:p>45.300</text:p>
          </table:table-cell>
          <table:table-cell office:value-type="percentage" office:value="0.9536842105263158" table:style-name="ce49">
            <text:p>95,4%</text:p>
          </table:table-cell>
          <table:table-cell office:value-type="float" office:value="47631" table:style-name="ce48">
            <text:p>47.631</text:p>
          </table:table-cell>
          <table:table-cell office:value-type="percentage" office:value="0.92086845564921505" table:style-name="ce49">
            <text:p>92,1%</text:p>
          </table:table-cell>
          <table:table-cell office:value-type="float" office:value="31678" table:style-name="ce48">
            <text:p>31.678</text:p>
          </table:table-cell>
          <table:table-cell office:value-type="percentage" office:value="0.85532994923857864" table:style-name="ce49">
            <text:p>85,5%</text:p>
          </table:table-cell>
          <table:table-cell office:value-type="float" office:value="24667" table:style-name="ce48">
            <text:p>24.667</text:p>
          </table:table-cell>
          <table:table-cell office:value-type="percentage" office:value="0.81770867864483188" table:style-name="ce49">
            <text:p>81,8%</text:p>
          </table:table-cell>
          <table:table-cell office:value-type="float" office:value="22868" table:style-name="ce48">
            <text:p>22.868</text:p>
          </table:table-cell>
          <table:table-cell office:value-type="percentage" office:value="0.8800461804887435" table:style-name="ce49">
            <text:p>88,0%</text:p>
          </table:table-cell>
          <table:table-cell office:value-type="float" office:value="262139" table:style-name="ce48">
            <text:p>262.13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129149954348278" table:style-name="ce49">
            <text:p>93,1%</text:p>
          </table:table-cell>
          <table:table-cell office:value-type="percentage" office:value="0.82909202469510657" table:style-name="ce4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279" table:style-name="ce48">
            <text:p>72.279</text:p>
          </table:table-cell>
          <table:table-cell office:value-type="percentage" office:value="1" table:style-name="ce49">
            <text:p>100,0%</text:p>
          </table:table-cell>
          <table:table-cell office:value-type="float" office:value="102926" table:style-name="ce48">
            <text:p>102.926</text:p>
          </table:table-cell>
          <table:table-cell office:value-type="percentage" office:value="0.99041588883970666" table:style-name="ce49">
            <text:p>99,0%</text:p>
          </table:table-cell>
          <table:table-cell office:value-type="float" office:value="147814" table:style-name="ce48">
            <text:p>147.814</text:p>
          </table:table-cell>
          <table:table-cell office:value-type="percentage" office:value="0.962700516474427" table:style-name="ce49">
            <text:p>96,3%</text:p>
          </table:table-cell>
          <table:table-cell office:value-type="float" office:value="207234" table:style-name="ce48">
            <text:p>207.234</text:p>
          </table:table-cell>
          <table:table-cell office:value-type="percentage" office:value="0.95016574737623971" table:style-name="ce49">
            <text:p>95,0%</text:p>
          </table:table-cell>
          <table:table-cell office:value-type="float" office:value="231415" table:style-name="ce48">
            <text:p>231.415</text:p>
          </table:table-cell>
          <table:table-cell office:value-type="percentage" office:value="0.91661121409445945" table:style-name="ce49">
            <text:p>91,7%</text:p>
          </table:table-cell>
          <table:table-cell office:value-type="float" office:value="167830" table:style-name="ce48">
            <text:p>167.830</text:p>
          </table:table-cell>
          <table:table-cell office:value-type="percentage" office:value="0.84305333695007889" table:style-name="ce49">
            <text:p>84,3%</text:p>
          </table:table-cell>
          <table:table-cell office:value-type="float" office:value="141733" table:style-name="ce48">
            <text:p>141.733</text:p>
          </table:table-cell>
          <table:table-cell office:value-type="percentage" office:value="0.81484313466215164" table:style-name="ce49">
            <text:p>81,5%</text:p>
          </table:table-cell>
          <table:table-cell office:value-type="float" office:value="123151" table:style-name="ce48">
            <text:p>123.151</text:p>
          </table:table-cell>
          <table:table-cell office:value-type="percentage" office:value="0.85157244011727606" table:style-name="ce49">
            <text:p>85,2%</text:p>
          </table:table-cell>
          <table:table-cell office:value-type="float" office:value="1194382" table:style-name="ce48">
            <text:p>1.194.382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0647336776931631" table:style-name="ce49">
            <text:p>90,6%</text:p>
          </table:table-cell>
          <table:table-cell office:value-type="percentage" office:value="0.78937343530662041" table:style-name="ce49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7" table:style-name="ce48">
            <text:p>42.297</text:p>
          </table:table-cell>
          <table:table-cell office:value-type="percentage" office:value="1" table:style-name="ce49">
            <text:p>100,0%</text:p>
          </table:table-cell>
          <table:table-cell office:value-type="float" office:value="55888" table:style-name="ce48">
            <text:p>55.888</text:p>
          </table:table-cell>
          <table:table-cell office:value-type="percentage" office:value="0.98672316384180792" table:style-name="ce49">
            <text:p>98,7%</text:p>
          </table:table-cell>
          <table:table-cell office:value-type="float" office:value="72255" table:style-name="ce48">
            <text:p>72.255</text:p>
          </table:table-cell>
          <table:table-cell office:value-type="percentage" office:value="0.95486982952292854" table:style-name="ce49">
            <text:p>95,5%</text:p>
          </table:table-cell>
          <table:table-cell office:value-type="float" office:value="92175" table:style-name="ce48">
            <text:p>92.175</text:p>
          </table:table-cell>
          <table:table-cell office:value-type="percentage" office:value="0.94346864828348587" table:style-name="ce49">
            <text:p>94,3%</text:p>
          </table:table-cell>
          <table:table-cell office:value-type="float" office:value="95933" table:style-name="ce48">
            <text:p>95.933</text:p>
          </table:table-cell>
          <table:table-cell office:value-type="percentage" office:value="0.90739952517427613" table:style-name="ce49">
            <text:p>90,7%</text:p>
          </table:table-cell>
          <table:table-cell office:value-type="float" office:value="65209" table:style-name="ce48">
            <text:p>65.209</text:p>
          </table:table-cell>
          <table:table-cell office:value-type="percentage" office:value="0.84986119980711339" table:style-name="ce49">
            <text:p>85,0%</text:p>
          </table:table-cell>
          <table:table-cell office:value-type="float" office:value="58727" table:style-name="ce48">
            <text:p>58.727</text:p>
          </table:table-cell>
          <table:table-cell office:value-type="percentage" office:value="0.85356530333420544" table:style-name="ce49">
            <text:p>85,4%</text:p>
          </table:table-cell>
          <table:table-cell office:value-type="float" office:value="51745" table:style-name="ce48">
            <text:p>51.745</text:p>
          </table:table-cell>
          <table:table-cell office:value-type="percentage" office:value="0.89958449957406861" table:style-name="ce49">
            <text:p>90,0%</text:p>
          </table:table-cell>
          <table:table-cell office:value-type="float" office:value="534229" table:style-name="ce48">
            <text:p>534.229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080824028653474" table:style-name="ce49">
            <text:p>92,1%</text:p>
          </table:table-cell>
          <table:table-cell office:value-type="percentage" office:value="0.81232532608332042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634" table:style-name="ce48">
            <text:p>162.634</text:p>
          </table:table-cell>
          <table:table-cell office:value-type="percentage" office:value="1.0194827175507442" table:style-name="ce49">
            <text:p>101,9%</text:p>
          </table:table-cell>
          <table:table-cell office:value-type="float" office:value="213063" table:style-name="ce48">
            <text:p>213.063</text:p>
          </table:table-cell>
          <table:table-cell office:value-type="percentage" office:value="0.98473420038268489" table:style-name="ce49">
            <text:p>98,5%</text:p>
          </table:table-cell>
          <table:table-cell office:value-type="float" office:value="275206" table:style-name="ce48">
            <text:p>275.206</text:p>
          </table:table-cell>
          <table:table-cell office:value-type="percentage" office:value="0.96847935867794188" table:style-name="ce49">
            <text:p>96,8%</text:p>
          </table:table-cell>
          <table:table-cell office:value-type="float" office:value="323971" table:style-name="ce48">
            <text:p>323.971</text:p>
          </table:table-cell>
          <table:table-cell office:value-type="percentage" office:value="0.96000794151724467" table:style-name="ce49">
            <text:p>96,0%</text:p>
          </table:table-cell>
          <table:table-cell office:value-type="float" office:value="322303" table:style-name="ce48">
            <text:p>322.303</text:p>
          </table:table-cell>
          <table:table-cell office:value-type="percentage" office:value="0.92598774937942452" table:style-name="ce49">
            <text:p>92,6%</text:p>
          </table:table-cell>
          <table:table-cell office:value-type="float" office:value="207313" table:style-name="ce48">
            <text:p>207.313</text:p>
          </table:table-cell>
          <table:table-cell office:value-type="percentage" office:value="0.87240095103835713" table:style-name="ce49">
            <text:p>87,2%</text:p>
          </table:table-cell>
          <table:table-cell office:value-type="float" office:value="170984" table:style-name="ce48">
            <text:p>170.984</text:p>
          </table:table-cell>
          <table:table-cell office:value-type="percentage" office:value="0.85828878347513993" table:style-name="ce49">
            <text:p>85,8%</text:p>
          </table:table-cell>
          <table:table-cell office:value-type="float" office:value="154748" table:style-name="ce48">
            <text:p>154.748</text:p>
          </table:table-cell>
          <table:table-cell office:value-type="percentage" office:value="0.89544431392744928" table:style-name="ce49">
            <text:p>89,5%</text:p>
          </table:table-cell>
          <table:table-cell office:value-type="float" office:value="1830222" table:style-name="ce48">
            <text:p>1.830.222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605379968730384" table:style-name="ce49">
            <text:p>93,6%</text:p>
          </table:table-cell>
          <table:table-cell office:value-type="percentage" office:value="0.83728226439539088" table:style-name="ce49">
            <text:p>83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87" table:style-name="ce48">
            <text:p>2.387</text:p>
          </table:table-cell>
          <table:table-cell office:value-type="percentage" office:value="0.84138174127599574" table:style-name="ce49">
            <text:p>84,1%</text:p>
          </table:table-cell>
          <table:table-cell office:value-type="float" office:value="3884" table:style-name="ce48">
            <text:p>3.884</text:p>
          </table:table-cell>
          <table:table-cell office:value-type="percentage" office:value="0.88192552225249776" table:style-name="ce49">
            <text:p>88,2%</text:p>
          </table:table-cell>
          <table:table-cell office:value-type="float" office:value="7577" table:style-name="ce48">
            <text:p>7.577</text:p>
          </table:table-cell>
          <table:table-cell office:value-type="percentage" office:value="0.90971305078640896" table:style-name="ce49">
            <text:p>91,0%</text:p>
          </table:table-cell>
          <table:table-cell office:value-type="float" office:value="10535" table:style-name="ce48">
            <text:p>10.535</text:p>
          </table:table-cell>
          <table:table-cell office:value-type="percentage" office:value="0.91156874621441553" table:style-name="ce49">
            <text:p>91,2%</text:p>
          </table:table-cell>
          <table:table-cell office:value-type="float" office:value="11067" table:style-name="ce48">
            <text:p>11.067</text:p>
          </table:table-cell>
          <table:table-cell office:value-type="percentage" office:value="0.89560572954600626" table:style-name="ce49">
            <text:p>89,6%</text:p>
          </table:table-cell>
          <table:table-cell office:value-type="float" office:value="9105" table:style-name="ce48">
            <text:p>9.105</text:p>
          </table:table-cell>
          <table:table-cell office:value-type="percentage" office:value="0.79875427669093779" table:style-name="ce49">
            <text:p>79,9%</text:p>
          </table:table-cell>
          <table:table-cell office:value-type="float" office:value="8809" table:style-name="ce48">
            <text:p>8.809</text:p>
          </table:table-cell>
          <table:table-cell office:value-type="percentage" office:value="0.81076852277956746" table:style-name="ce49">
            <text:p>81,1%</text:p>
          </table:table-cell>
          <table:table-cell office:value-type="float" office:value="8267" table:style-name="ce48">
            <text:p>8.267</text:p>
          </table:table-cell>
          <table:table-cell office:value-type="percentage" office:value="0.89074453183924152" table:style-name="ce49">
            <text:p>89,1%</text:p>
          </table:table-cell>
          <table:table-cell office:value-type="float" office:value="61631" table:style-name="ce48">
            <text:p>61.631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6768784580945812" table:style-name="ce49">
            <text:p>86,8%</text:p>
          </table:table-cell>
          <table:table-cell office:value-type="percentage" office:value="0.7379455679681981" table:style-name="ce49">
            <text:p>73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81" table:style-name="ce48">
            <text:p>7.381</text:p>
          </table:table-cell>
          <table:table-cell office:value-type="percentage" office:value="0.92204871955028112" table:style-name="ce49">
            <text:p>92,2%</text:p>
          </table:table-cell>
          <table:table-cell office:value-type="float" office:value="10001" table:style-name="ce48">
            <text:p>10.001</text:p>
          </table:table-cell>
          <table:table-cell office:value-type="percentage" office:value="0.92593278400148138" table:style-name="ce49">
            <text:p>92,6%</text:p>
          </table:table-cell>
          <table:table-cell office:value-type="float" office:value="10485" table:style-name="ce48">
            <text:p>10.485</text:p>
          </table:table-cell>
          <table:table-cell office:value-type="percentage" office:value="0.95990112606426803" table:style-name="ce49">
            <text:p>96,0%</text:p>
          </table:table-cell>
          <table:table-cell office:value-type="float" office:value="8969" table:style-name="ce48">
            <text:p>8.969</text:p>
          </table:table-cell>
          <table:table-cell office:value-type="percentage" office:value="0.81893718042366692" table:style-name="ce49">
            <text:p>81,9%</text:p>
          </table:table-cell>
          <table:table-cell office:value-type="float" office:value="8974" table:style-name="ce48">
            <text:p>8.974</text:p>
          </table:table-cell>
          <table:table-cell office:value-type="percentage" office:value="0.76759900778376533" table:style-name="ce49">
            <text:p>76,8%</text:p>
          </table:table-cell>
          <table:table-cell office:value-type="float" office:value="8203" table:style-name="ce48">
            <text:p>8.203</text:p>
          </table:table-cell>
          <table:table-cell office:value-type="percentage" office:value="0.8562630480167015" table:style-name="ce49">
            <text:p>85,6%</text:p>
          </table:table-cell>
          <table:table-cell office:value-type="float" office:value="59435" table:style-name="ce48">
            <text:p>59.435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63838514047986" table:style-name="ce49">
            <text:p>87,1%</text:p>
          </table:table-cell>
          <table:table-cell office:value-type="percentage" office:value="0.70737425912261076" table:style-name="ce49">
            <text:p>70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1" table:style-name="ce48">
            <text:p>3.571</text:p>
          </table:table-cell>
          <table:table-cell office:value-type="string" table:style-name="ce49">
            <text:p>-</text:p>
          </table:table-cell>
          <table:table-cell office:value-type="float" office:value="9305" table:style-name="ce48">
            <text:p>9.305</text:p>
          </table:table-cell>
          <table:table-cell office:value-type="string" table:style-name="ce49">
            <text:p>-</text:p>
          </table:table-cell>
          <table:table-cell office:value-type="float" office:value="21666" table:style-name="ce48">
            <text:p>21.666</text:p>
          </table:table-cell>
          <table:table-cell office:value-type="string" table:style-name="ce49">
            <text:p>-</text:p>
          </table:table-cell>
          <table:table-cell office:value-type="float" office:value="31404" table:style-name="ce48">
            <text:p>31.404</text:p>
          </table:table-cell>
          <table:table-cell office:value-type="string" table:style-name="ce49">
            <text:p>-</text:p>
          </table:table-cell>
          <table:table-cell office:value-type="float" office:value="23783" table:style-name="ce48">
            <text:p>23.783</text:p>
          </table:table-cell>
          <table:table-cell office:value-type="string" table:style-name="ce49">
            <text:p>-</text:p>
          </table:table-cell>
          <table:table-cell office:value-type="float" office:value="1266" table:style-name="ce48">
            <text:p>1.266</text:p>
          </table:table-cell>
          <table:table-cell office:value-type="string" table:style-name="ce49">
            <text:p>-</text:p>
          </table:table-cell>
          <table:table-cell office:value-type="float" office:value="91036" table:style-name="ce48">
            <text:p>91.03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72" table:style-name="ce51">
            <text:p>872</text:p>
          </table:table-cell>
          <table:table-cell office:value-type="string" table:style-name="ce52">
            <text:p>-</text:p>
          </table:table-cell>
          <table:table-cell office:value-type="float" office:value="1822" table:style-name="ce51">
            <text:p>1.822</text:p>
          </table:table-cell>
          <table:table-cell office:value-type="string" table:style-name="ce52">
            <text:p>-</text:p>
          </table:table-cell>
          <table:table-cell office:value-type="float" office:value="2237" table:style-name="ce51">
            <text:p>2.237</text:p>
          </table:table-cell>
          <table:table-cell office:value-type="string" table:style-name="ce52">
            <text:p>-</text:p>
          </table:table-cell>
          <table:table-cell office:value-type="float" office:value="1995" table:style-name="ce51">
            <text:p>1.995</text:p>
          </table:table-cell>
          <table:table-cell office:value-type="string" table:style-name="ce52">
            <text:p>-</text:p>
          </table:table-cell>
          <table:table-cell office:value-type="float" office:value="244" table:style-name="ce51">
            <text:p>244</text:p>
          </table:table-cell>
          <table:table-cell office:value-type="string" table:style-name="ce52">
            <text:p>-</text:p>
          </table:table-cell>
          <table:table-cell office:value-type="float" office:value="7537" table:style-name="ce51">
            <text:p>7.537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6843" table:style-name="ce55">
            <text:p>2.916.843</text:p>
          </table:table-cell>
          <table:table-cell office:value-type="percentage" office:value="1" table:style-name="ce56">
            <text:p>100,0%</text:p>
          </table:table-cell>
          <table:table-cell office:value-type="float" office:value="3939422" table:style-name="ce55">
            <text:p>3.939.422</text:p>
          </table:table-cell>
          <table:table-cell office:value-type="percentage" office:value="0.98563686362363767" table:style-name="ce56">
            <text:p>98,6%</text:p>
          </table:table-cell>
          <table:table-cell office:value-type="float" office:value="5272629" table:style-name="ce55">
            <text:p>5.272.629</text:p>
          </table:table-cell>
          <table:table-cell office:value-type="percentage" office:value="0.95732652342374081" table:style-name="ce56">
            <text:p>95,7%</text:p>
          </table:table-cell>
          <table:table-cell office:value-type="float" office:value="6704299" table:style-name="ce55">
            <text:p>6.704.299</text:p>
          </table:table-cell>
          <table:table-cell office:value-type="percentage" office:value="0.94033210869327999" table:style-name="ce56">
            <text:p>94,0%</text:p>
          </table:table-cell>
          <table:table-cell office:value-type="float" office:value="7028722" table:style-name="ce55">
            <text:p>7.028.722</text:p>
          </table:table-cell>
          <table:table-cell office:value-type="percentage" office:value="0.89918058624441077" table:style-name="ce56">
            <text:p>89,9%</text:p>
          </table:table-cell>
          <table:table-cell office:value-type="float" office:value="4987106" table:style-name="ce55">
            <text:p>4.987.106</text:p>
          </table:table-cell>
          <table:table-cell office:value-type="percentage" office:value="0.83929471795786614" table:style-name="ce56">
            <text:p>83,9%</text:p>
          </table:table-cell>
          <table:table-cell office:value-type="float" office:value="4086077" table:style-name="ce55">
            <text:p>4.086.077</text:p>
          </table:table-cell>
          <table:table-cell office:value-type="percentage" office:value="0.82972685118908018" table:style-name="ce56">
            <text:p>83,0%</text:p>
          </table:table-cell>
          <table:table-cell office:value-type="float" office:value="3463881" table:style-name="ce55">
            <text:p>3.463.881</text:p>
          </table:table-cell>
          <table:table-cell office:value-type="percentage" office:value="0.86945633517588772" table:style-name="ce56">
            <text:p>86,9%</text:p>
          </table:table-cell>
          <table:table-cell office:value-type="float" office:value="38398979" table:style-name="ce55">
            <text:p>38.398.979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025124953677294" table:style-name="ce56">
            <text:p>91,0%</text:p>
          </table:table-cell>
          <table:table-cell office:value-type="percentage" office:value="0.81012731214953015" table:style-name="ce56">
            <text:p>81,0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7150" table:style-name="ce62">
            <text:p>997.150</text:p>
          </table:table-cell>
          <table:table-cell office:value-type="percentage" office:value="0.92050846518841278" table:style-name="ce63">
            <text:p>92,1%</text:p>
          </table:table-cell>
          <table:table-cell office:value-type="float" office:value="862489" table:style-name="ce62">
            <text:p>862.489</text:p>
          </table:table-cell>
          <table:table-cell office:value-type="percentage" office:value="0.92676477066980423" table:style-name="ce63">
            <text:p>92,7%</text:p>
          </table:table-cell>
          <table:table-cell office:value-type="float" office:value="853462" table:style-name="ce62">
            <text:p>853.462</text:p>
          </table:table-cell>
          <table:table-cell office:value-type="percentage" office:value="0.6998171456684843" table:style-name="ce63">
            <text:p>70,0%</text:p>
          </table:table-cell>
          <table:table-cell office:value-type="float" office:value="658837" table:style-name="ce62">
            <text:p>658.837</text:p>
          </table:table-cell>
          <table:table-cell office:value-type="percentage" office:value="0.52204129821558742" table:style-name="ce63">
            <text:p>52,2%</text:p>
          </table:table-cell>
          <table:table-cell office:value-type="float" office:value="339590" table:style-name="ce62">
            <text:p>339.590</text:p>
          </table:table-cell>
          <table:table-cell office:value-type="percentage" office:value="0.35937807559861068" table:style-name="ce63">
            <text:p>35,9%</text:p>
          </table:table-cell>
          <table:table-cell office:value-type="float" office:value="212918" table:style-name="ce62">
            <text:p>212.918</text:p>
          </table:table-cell>
          <table:table-cell office:value-type="percentage" office:value="0.27134338667560448" table:style-name="ce63">
            <text:p>27,1%</text:p>
          </table:table-cell>
          <table:table-cell office:value-type="float" office:value="205297" table:style-name="ce62">
            <text:p>205.297</text:p>
          </table:table-cell>
          <table:table-cell office:value-type="percentage" office:value="0.64444911822502371" table:style-name="ce46">
            <text:p>64,4%</text:p>
          </table:table-cell>
          <table:table-cell office:value-type="float" office:value="747357" table:style-name="ce62">
            <text:p>747.357</text:p>
          </table:table-cell>
          <table:table-cell office:value-type="percentage" office:value="0.86350937274693584" table:style-name="ce46">
            <text:p>86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481" table:style-name="ce7">
            <text:p>201.481</text:p>
          </table:table-cell>
          <table:table-cell office:value-type="percentage" office:value="0.91711502571805725" table:style-name="ce49">
            <text:p>91,7%</text:p>
          </table:table-cell>
          <table:table-cell office:value-type="float" office:value="142207" table:style-name="ce7">
            <text:p>142.207</text:p>
          </table:table-cell>
          <table:table-cell office:value-type="percentage" office:value="0.92068990074907575" table:style-name="ce49">
            <text:p>92,1%</text:p>
          </table:table-cell>
          <table:table-cell office:value-type="float" office:value="132853" table:style-name="ce7">
            <text:p>132.853</text:p>
          </table:table-cell>
          <table:table-cell office:value-type="percentage" office:value="0.71139491298527446" table:style-name="ce49">
            <text:p>71,1%</text:p>
          </table:table-cell>
          <table:table-cell office:value-type="float" office:value="100314" table:style-name="ce7">
            <text:p>100.314</text:p>
          </table:table-cell>
          <table:table-cell office:value-type="percentage" office:value="0.52876156339772817" table:style-name="ce49">
            <text:p>52,9%</text:p>
          </table:table-cell>
          <table:table-cell office:value-type="float" office:value="46993" table:style-name="ce7">
            <text:p>46.993</text:p>
          </table:table-cell>
          <table:table-cell office:value-type="percentage" office:value="0.36596629493489502" table:style-name="ce49">
            <text:p>36,6%</text:p>
          </table:table-cell>
          <table:table-cell office:value-type="float" office:value="33971" table:style-name="ce7">
            <text:p>33.971</text:p>
          </table:table-cell>
          <table:table-cell office:value-type="percentage" office:value="0.31819671977594816" table:style-name="ce49">
            <text:p>31,8%</text:p>
          </table:table-cell>
          <table:table-cell office:value-type="float" office:value="36967" table:style-name="ce7">
            <text:p>36.967</text:p>
          </table:table-cell>
          <table:table-cell office:value-type="percentage" office:value="0.62861564099511957" table:style-name="ce49">
            <text:p>62,9%</text:p>
          </table:table-cell>
          <table:table-cell office:value-type="float" office:value="117982" table:style-name="ce7">
            <text:p>117.982</text:p>
          </table:table-cell>
          <table:table-cell office:value-type="percentage" office:value="0.87273184551769034" table:style-name="ce49">
            <text:p>87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735" table:style-name="ce7">
            <text:p>191.735</text:p>
          </table:table-cell>
          <table:table-cell office:value-type="percentage" office:value="0.94603129178528955" table:style-name="ce49">
            <text:p>94,6%</text:p>
          </table:table-cell>
          <table:table-cell office:value-type="float" office:value="142039" table:style-name="ce7">
            <text:p>142.039</text:p>
          </table:table-cell>
          <table:table-cell office:value-type="percentage" office:value="0.95890013299398491" table:style-name="ce49">
            <text:p>95,9%</text:p>
          </table:table-cell>
          <table:table-cell office:value-type="float" office:value="143554" table:style-name="ce7">
            <text:p>143.554</text:p>
          </table:table-cell>
          <table:table-cell office:value-type="percentage" office:value="0.93677362098105621" table:style-name="ce49">
            <text:p>93,7%</text:p>
          </table:table-cell>
          <table:table-cell office:value-type="float" office:value="123489" table:style-name="ce7">
            <text:p>123.489</text:p>
          </table:table-cell>
          <table:table-cell office:value-type="percentage" office:value="0.81720721853471956" table:style-name="ce49">
            <text:p>81,7%</text:p>
          </table:table-cell>
          <table:table-cell office:value-type="float" office:value="57178" table:style-name="ce7">
            <text:p>57.178</text:p>
          </table:table-cell>
          <table:table-cell office:value-type="percentage" office:value="0.62752285523008877" table:style-name="ce49">
            <text:p>62,8%</text:p>
          </table:table-cell>
          <table:table-cell office:value-type="float" office:value="38832" table:style-name="ce7">
            <text:p>38.832</text:p>
          </table:table-cell>
          <table:table-cell office:value-type="percentage" office:value="0.58238099523081077" table:style-name="ce49">
            <text:p>58,2%</text:p>
          </table:table-cell>
          <table:table-cell office:value-type="float" office:value="41646" table:style-name="ce7">
            <text:p>41.646</text:p>
          </table:table-cell>
          <table:table-cell office:value-type="percentage" office:value="0.91893203883495145" table:style-name="ce49">
            <text:p>91,9%</text:p>
          </table:table-cell>
          <table:table-cell office:value-type="float" office:value="113603" table:style-name="ce7">
            <text:p>113.603</text:p>
          </table:table-cell>
          <table:table-cell office:value-type="percentage" office:value="0.96625018074184965" table:style-name="ce49">
            <text:p>9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372" table:style-name="ce7">
            <text:p>119.372</text:p>
          </table:table-cell>
          <table:table-cell office:value-type="percentage" office:value="0.91156369078982535" table:style-name="ce49">
            <text:p>91,2%</text:p>
          </table:table-cell>
          <table:table-cell office:value-type="float" office:value="96000" table:style-name="ce7">
            <text:p>96.000</text:p>
          </table:table-cell>
          <table:table-cell office:value-type="percentage" office:value="0.85955267446233186" table:style-name="ce49">
            <text:p>86,0%</text:p>
          </table:table-cell>
          <table:table-cell office:value-type="float" office:value="99271" table:style-name="ce7">
            <text:p>99.271</text:p>
          </table:table-cell>
          <table:table-cell office:value-type="percentage" office:value="0.65123922484485086" table:style-name="ce49">
            <text:p>65,1%</text:p>
          </table:table-cell>
          <table:table-cell office:value-type="float" office:value="75142" table:style-name="ce7">
            <text:p>75.142</text:p>
          </table:table-cell>
          <table:table-cell office:value-type="percentage" office:value="0.436747670721713" table:style-name="ce49">
            <text:p>43,7%</text:p>
          </table:table-cell>
          <table:table-cell office:value-type="float" office:value="33088" table:style-name="ce7">
            <text:p>33.088</text:p>
          </table:table-cell>
          <table:table-cell office:value-type="percentage" office:value="0.2495399559564391" table:style-name="ce49">
            <text:p>25,0%</text:p>
          </table:table-cell>
          <table:table-cell office:value-type="float" office:value="21465" table:style-name="ce7">
            <text:p>21.465</text:p>
          </table:table-cell>
          <table:table-cell office:value-type="percentage" office:value="0.21030097582004154" table:style-name="ce49">
            <text:p>21,0%</text:p>
          </table:table-cell>
          <table:table-cell office:value-type="float" office:value="35300" table:style-name="ce7">
            <text:p>35.300</text:p>
          </table:table-cell>
          <table:table-cell office:value-type="percentage" office:value="0.69202117231915306" table:style-name="ce49">
            <text:p>69,2%</text:p>
          </table:table-cell>
          <table:table-cell office:value-type="float" office:value="100035" table:style-name="ce7">
            <text:p>100.035</text:p>
          </table:table-cell>
          <table:table-cell office:value-type="percentage" office:value="0.83380565789254335" table:style-name="ce49">
            <text:p>83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1680" table:style-name="ce7">
            <text:p>221.680</text:p>
          </table:table-cell>
          <table:table-cell office:value-type="percentage" office:value="0.90847991082405788" table:style-name="ce49">
            <text:p>90,8%</text:p>
          </table:table-cell>
          <table:table-cell office:value-type="float" office:value="194811" table:style-name="ce7">
            <text:p>194.811</text:p>
          </table:table-cell>
          <table:table-cell office:value-type="percentage" office:value="0.87185993743370793" table:style-name="ce49">
            <text:p>87,2%</text:p>
          </table:table-cell>
          <table:table-cell office:value-type="float" office:value="234632" table:style-name="ce7">
            <text:p>234.632</text:p>
          </table:table-cell>
          <table:table-cell office:value-type="percentage" office:value="0.72814166102894173" table:style-name="ce49">
            <text:p>72,8%</text:p>
          </table:table-cell>
          <table:table-cell office:value-type="float" office:value="175416" table:style-name="ce7">
            <text:p>175.416</text:p>
          </table:table-cell>
          <table:table-cell office:value-type="percentage" office:value="0.54845265415616651" table:style-name="ce49">
            <text:p>54,8%</text:p>
          </table:table-cell>
          <table:table-cell office:value-type="float" office:value="67350" table:style-name="ce7">
            <text:p>67.350</text:p>
          </table:table-cell>
          <table:table-cell office:value-type="percentage" office:value="0.29121805681670776" table:style-name="ce49">
            <text:p>29,1%</text:p>
          </table:table-cell>
          <table:table-cell office:value-type="float" office:value="35913" table:style-name="ce7">
            <text:p>35.913</text:p>
          </table:table-cell>
          <table:table-cell office:value-type="percentage" office:value="0.19056639816613072" table:style-name="ce49">
            <text:p>19,1%</text:p>
          </table:table-cell>
          <table:table-cell office:value-type="float" office:value="96265" table:style-name="ce7">
            <text:p>96.265</text:p>
          </table:table-cell>
          <table:table-cell office:value-type="percentage" office:value="0.71687617288731342" table:style-name="ce49">
            <text:p>71,7%</text:p>
          </table:table-cell>
          <table:table-cell office:value-type="float" office:value="185777" table:style-name="ce7">
            <text:p>185.777</text:p>
          </table:table-cell>
          <table:table-cell office:value-type="percentage" office:value="0.83406064524239243" table:style-name="ce49">
            <text:p>83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522" table:style-name="ce7">
            <text:p>92.522</text:p>
          </table:table-cell>
          <table:table-cell office:value-type="percentage" office:value="0.94128778244635936" table:style-name="ce49">
            <text:p>94,1%</text:p>
          </table:table-cell>
          <table:table-cell office:value-type="float" office:value="75687" table:style-name="ce7">
            <text:p>75.687</text:p>
          </table:table-cell>
          <table:table-cell office:value-type="percentage" office:value="0.98299911683723828" table:style-name="ce49">
            <text:p>98,3%</text:p>
          </table:table-cell>
          <table:table-cell office:value-type="float" office:value="70739" table:style-name="ce7">
            <text:p>70.739</text:p>
          </table:table-cell>
          <table:table-cell office:value-type="percentage" office:value="0.8338618226397746" table:style-name="ce49">
            <text:p>83,4%</text:p>
          </table:table-cell>
          <table:table-cell office:value-type="float" office:value="59586" table:style-name="ce7">
            <text:p>59.586</text:p>
          </table:table-cell>
          <table:table-cell office:value-type="percentage" office:value="0.67016071890499707" table:style-name="ce49">
            <text:p>67,0%</text:p>
          </table:table-cell>
          <table:table-cell office:value-type="float" office:value="28699" table:style-name="ce7">
            <text:p>28.699</text:p>
          </table:table-cell>
          <table:table-cell office:value-type="percentage" office:value="0.51106758080313419" table:style-name="ce49">
            <text:p>51,1%</text:p>
          </table:table-cell>
          <table:table-cell office:value-type="float" office:value="15216" table:style-name="ce7">
            <text:p>15.216</text:p>
          </table:table-cell>
          <table:table-cell office:value-type="percentage" office:value="0.356981981981982" table:style-name="ce49">
            <text:p>35,7%</text:p>
          </table:table-cell>
          <table:table-cell office:value-type="float" office:value="19793" table:style-name="ce7">
            <text:p>19.793</text:p>
          </table:table-cell>
          <table:table-cell office:value-type="percentage" office:value="0.89213918687460558" table:style-name="ce49">
            <text:p>89,2%</text:p>
          </table:table-cell>
          <table:table-cell office:value-type="float" office:value="55837" table:style-name="ce7">
            <text:p>55.837</text:p>
          </table:table-cell>
          <table:table-cell office:value-type="percentage" office:value="0.94215810343372985" table:style-name="ce49">
            <text:p>94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821" table:style-name="ce7">
            <text:p>446.821</text:p>
          </table:table-cell>
          <table:table-cell office:value-type="percentage" office:value="0.93364495159608585" table:style-name="ce49">
            <text:p>93,4%</text:p>
          </table:table-cell>
          <table:table-cell office:value-type="float" office:value="295639" table:style-name="ce7">
            <text:p>295.639</text:p>
          </table:table-cell>
          <table:table-cell office:value-type="percentage" office:value="0.91646852767487641" table:style-name="ce49">
            <text:p>91,6%</text:p>
          </table:table-cell>
          <table:table-cell office:value-type="float" office:value="297099" table:style-name="ce7">
            <text:p>297.099</text:p>
          </table:table-cell>
          <table:table-cell office:value-type="percentage" office:value="0.84049734072649085" table:style-name="ce49">
            <text:p>84,0%</text:p>
          </table:table-cell>
          <table:table-cell office:value-type="float" office:value="220467" table:style-name="ce7">
            <text:p>220.467</text:p>
          </table:table-cell>
          <table:table-cell office:value-type="percentage" office:value="0.68514610868882875" table:style-name="ce49">
            <text:p>68,5%</text:p>
          </table:table-cell>
          <table:table-cell office:value-type="float" office:value="112224" table:style-name="ce7">
            <text:p>112.224</text:p>
          </table:table-cell>
          <table:table-cell office:value-type="percentage" office:value="0.52418586402107503" table:style-name="ce49">
            <text:p>52,4%</text:p>
          </table:table-cell>
          <table:table-cell office:value-type="float" office:value="79951" table:style-name="ce7">
            <text:p>79.951</text:p>
          </table:table-cell>
          <table:table-cell office:value-type="percentage" office:value="0.45648723336226193" table:style-name="ce49">
            <text:p>45,6%</text:p>
          </table:table-cell>
          <table:table-cell office:value-type="float" office:value="82563" table:style-name="ce7">
            <text:p>82.563</text:p>
          </table:table-cell>
          <table:table-cell office:value-type="percentage" office:value="0.86316922980418398" table:style-name="ce49">
            <text:p>86,3%</text:p>
          </table:table-cell>
          <table:table-cell office:value-type="float" office:value="226429" table:style-name="ce7">
            <text:p>226.429</text:p>
          </table:table-cell>
          <table:table-cell office:value-type="percentage" office:value="0.93033642310094333" table:style-name="ce49">
            <text:p>93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307" table:style-name="ce7">
            <text:p>269.307</text:p>
          </table:table-cell>
          <table:table-cell office:value-type="percentage" office:value="0.91361429720019949" table:style-name="ce49">
            <text:p>91,4%</text:p>
          </table:table-cell>
          <table:table-cell office:value-type="float" office:value="204215" table:style-name="ce7">
            <text:p>204.215</text:p>
          </table:table-cell>
          <table:table-cell office:value-type="percentage" office:value="0.92840192031423319" table:style-name="ce49">
            <text:p>92,8%</text:p>
          </table:table-cell>
          <table:table-cell office:value-type="float" office:value="218957" table:style-name="ce7">
            <text:p>218.957</text:p>
          </table:table-cell>
          <table:table-cell office:value-type="percentage" office:value="0.77197838036039779" table:style-name="ce49">
            <text:p>77,2%</text:p>
          </table:table-cell>
          <table:table-cell office:value-type="float" office:value="170437" table:style-name="ce7">
            <text:p>170.437</text:p>
          </table:table-cell>
          <table:table-cell office:value-type="percentage" office:value="0.60124597404338331" table:style-name="ce49">
            <text:p>60,1%</text:p>
          </table:table-cell>
          <table:table-cell office:value-type="float" office:value="81946" table:style-name="ce7">
            <text:p>81.946</text:p>
          </table:table-cell>
          <table:table-cell office:value-type="percentage" office:value="0.40259797684027454" table:style-name="ce49">
            <text:p>40,3%</text:p>
          </table:table-cell>
          <table:table-cell office:value-type="float" office:value="49732" table:style-name="ce7">
            <text:p>49.732</text:p>
          </table:table-cell>
          <table:table-cell office:value-type="percentage" office:value="0.29040923105671307" table:style-name="ce49">
            <text:p>29,0%</text:p>
          </table:table-cell>
          <table:table-cell office:value-type="float" office:value="64607" table:style-name="ce7">
            <text:p>64.607</text:p>
          </table:table-cell>
          <table:table-cell office:value-type="percentage" office:value="0.83797455219912065" table:style-name="ce49">
            <text:p>83,8%</text:p>
          </table:table-cell>
          <table:table-cell office:value-type="float" office:value="180778" table:style-name="ce7">
            <text:p>180.778</text:p>
          </table:table-cell>
          <table:table-cell office:value-type="percentage" office:value="0.8766991750847466" table:style-name="ce49">
            <text:p>87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2578" table:style-name="ce7">
            <text:p>972.578</text:p>
          </table:table-cell>
          <table:table-cell office:value-type="percentage" office:value="0.90607651423753599" table:style-name="ce49">
            <text:p>90,6%</text:p>
          </table:table-cell>
          <table:table-cell office:value-type="float" office:value="715936" table:style-name="ce7">
            <text:p>715.936</text:p>
          </table:table-cell>
          <table:table-cell office:value-type="percentage" office:value="0.89679093007787491" table:style-name="ce49">
            <text:p>89,7%</text:p>
          </table:table-cell>
          <table:table-cell office:value-type="float" office:value="747060" table:style-name="ce7">
            <text:p>747.060</text:p>
          </table:table-cell>
          <table:table-cell office:value-type="percentage" office:value="0.72160258249225573" table:style-name="ce49">
            <text:p>72,2%</text:p>
          </table:table-cell>
          <table:table-cell office:value-type="float" office:value="620590" table:style-name="ce7">
            <text:p>620.590</text:p>
          </table:table-cell>
          <table:table-cell office:value-type="percentage" office:value="0.54010421063533331" table:style-name="ce49">
            <text:p>54,0%</text:p>
          </table:table-cell>
          <table:table-cell office:value-type="float" office:value="287820" table:style-name="ce7">
            <text:p>287.820</text:p>
          </table:table-cell>
          <table:table-cell office:value-type="percentage" office:value="0.3558706540863551" table:style-name="ce49">
            <text:p>35,6%</text:p>
          </table:table-cell>
          <table:table-cell office:value-type="float" office:value="170220" table:style-name="ce7">
            <text:p>170.220</text:p>
          </table:table-cell>
          <table:table-cell office:value-type="percentage" office:value="0.25305578763651065" table:style-name="ce49">
            <text:p>25,3%</text:p>
          </table:table-cell>
          <table:table-cell office:value-type="float" office:value="214215" table:style-name="ce7">
            <text:p>214.215</text:p>
          </table:table-cell>
          <table:table-cell office:value-type="percentage" office:value="0.6163201187671008" table:style-name="ce49">
            <text:p>61,6%</text:p>
          </table:table-cell>
          <table:table-cell office:value-type="float" office:value="703057" table:style-name="ce7">
            <text:p>703.057</text:p>
          </table:table-cell>
          <table:table-cell office:value-type="percentage" office:value="0.8745381991695671" table:style-name="ce49">
            <text:p>87,5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7826" table:style-name="ce7">
            <text:p>687.826</text:p>
          </table:table-cell>
          <table:table-cell office:value-type="percentage" office:value="0.94588915445271693" table:style-name="ce49">
            <text:p>94,6%</text:p>
          </table:table-cell>
          <table:table-cell office:value-type="float" office:value="552875" table:style-name="ce7">
            <text:p>552.875</text:p>
          </table:table-cell>
          <table:table-cell office:value-type="percentage" office:value="0.96924705960726976" table:style-name="ce49">
            <text:p>96,9%</text:p>
          </table:table-cell>
          <table:table-cell office:value-type="float" office:value="586332" table:style-name="ce7">
            <text:p>586.332</text:p>
          </table:table-cell>
          <table:table-cell office:value-type="percentage" office:value="0.81926330409315873" table:style-name="ce49">
            <text:p>81,9%</text:p>
          </table:table-cell>
          <table:table-cell office:value-type="float" office:value="492612" table:style-name="ce7">
            <text:p>492.612</text:p>
          </table:table-cell>
          <table:table-cell office:value-type="percentage" office:value="0.65065988989507273" table:style-name="ce49">
            <text:p>65,1%</text:p>
          </table:table-cell>
          <table:table-cell office:value-type="float" office:value="255374" table:style-name="ce7">
            <text:p>255.374</text:p>
          </table:table-cell>
          <table:table-cell office:value-type="percentage" office:value="0.49322280721406969" table:style-name="ce49">
            <text:p>49,3%</text:p>
          </table:table-cell>
          <table:table-cell office:value-type="float" office:value="181754" table:style-name="ce7">
            <text:p>181.754</text:p>
          </table:table-cell>
          <table:table-cell office:value-type="percentage" office:value="0.41949071370706231" table:style-name="ce49">
            <text:p>41,9%</text:p>
          </table:table-cell>
          <table:table-cell office:value-type="float" office:value="185132" table:style-name="ce7">
            <text:p>185.132</text:p>
          </table:table-cell>
          <table:table-cell office:value-type="percentage" office:value="0.87703706511028579" table:style-name="ce49">
            <text:p>87,7%</text:p>
          </table:table-cell>
          <table:table-cell office:value-type="float" office:value="429484" table:style-name="ce7">
            <text:p>429.484</text:p>
          </table:table-cell>
          <table:table-cell office:value-type="percentage" office:value="0.92033600480006861" table:style-name="ce49">
            <text:p>92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439" table:style-name="ce7">
            <text:p>154.439</text:p>
          </table:table-cell>
          <table:table-cell office:value-type="percentage" office:value="0.89078010093727467" table:style-name="ce49">
            <text:p>89,1%</text:p>
          </table:table-cell>
          <table:table-cell office:value-type="float" office:value="125619" table:style-name="ce7">
            <text:p>125.619</text:p>
          </table:table-cell>
          <table:table-cell office:value-type="percentage" office:value="0.94802499509456173" table:style-name="ce49">
            <text:p>94,8%</text:p>
          </table:table-cell>
          <table:table-cell office:value-type="float" office:value="130585" table:style-name="ce7">
            <text:p>130.585</text:p>
          </table:table-cell>
          <table:table-cell office:value-type="percentage" office:value="0.80923225650527675" table:style-name="ce49">
            <text:p>80,9%</text:p>
          </table:table-cell>
          <table:table-cell office:value-type="float" office:value="98937" table:style-name="ce7">
            <text:p>98.937</text:p>
          </table:table-cell>
          <table:table-cell office:value-type="percentage" office:value="0.67865472205454647" table:style-name="ce49">
            <text:p>67,9%</text:p>
          </table:table-cell>
          <table:table-cell office:value-type="float" office:value="61210" table:style-name="ce7">
            <text:p>61.210</text:p>
          </table:table-cell>
          <table:table-cell office:value-type="percentage" office:value="0.54306069397496293" table:style-name="ce49">
            <text:p>54,3%</text:p>
          </table:table-cell>
          <table:table-cell office:value-type="float" office:value="33372" table:style-name="ce7">
            <text:p>33.372</text:p>
          </table:table-cell>
          <table:table-cell office:value-type="percentage" office:value="0.35890817577595663" table:style-name="ce49">
            <text:p>35,9%</text:p>
          </table:table-cell>
          <table:table-cell office:value-type="float" office:value="35065" table:style-name="ce7">
            <text:p>35.065</text:p>
          </table:table-cell>
          <table:table-cell office:value-type="percentage" office:value="0.87941714944950222" table:style-name="ce49">
            <text:p>87,9%</text:p>
          </table:table-cell>
          <table:table-cell office:value-type="float" office:value="92317" table:style-name="ce7">
            <text:p>92.317</text:p>
          </table:table-cell>
          <table:table-cell office:value-type="percentage" office:value="0.91538011521948226" table:style-name="ce49">
            <text:p>91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727" table:style-name="ce7">
            <text:p>505.727</text:p>
          </table:table-cell>
          <table:table-cell office:value-type="percentage" office:value="0.94919087534112367" table:style-name="ce49">
            <text:p>94,9%</text:p>
          </table:table-cell>
          <table:table-cell office:value-type="float" office:value="334638" table:style-name="ce7">
            <text:p>334.638</text:p>
          </table:table-cell>
          <table:table-cell office:value-type="percentage" office:value="0.96302030573717656" table:style-name="ce49">
            <text:p>96,3%</text:p>
          </table:table-cell>
          <table:table-cell office:value-type="float" office:value="372477" table:style-name="ce7">
            <text:p>372.477</text:p>
          </table:table-cell>
          <table:table-cell office:value-type="percentage" office:value="0.94984508281375513" table:style-name="ce49">
            <text:p>95,0%</text:p>
          </table:table-cell>
          <table:table-cell office:value-type="float" office:value="373768" table:style-name="ce7">
            <text:p>373.768</text:p>
          </table:table-cell>
          <table:table-cell office:value-type="percentage" office:value="0.91122477339327423" table:style-name="ce49">
            <text:p>91,1%</text:p>
          </table:table-cell>
          <table:table-cell office:value-type="float" office:value="182057" table:style-name="ce7">
            <text:p>182.057</text:p>
          </table:table-cell>
          <table:table-cell office:value-type="percentage" office:value="0.68448142327560924" table:style-name="ce49">
            <text:p>68,4%</text:p>
          </table:table-cell>
          <table:table-cell office:value-type="float" office:value="125539" table:style-name="ce7">
            <text:p>125.539</text:p>
          </table:table-cell>
          <table:table-cell office:value-type="percentage" office:value="0.62490480006769777" table:style-name="ce49">
            <text:p>62,5%</text:p>
          </table:table-cell>
          <table:table-cell office:value-type="float" office:value="113035" table:style-name="ce7">
            <text:p>113.035</text:p>
          </table:table-cell>
          <table:table-cell office:value-type="percentage" office:value="0.91150642292091699" table:style-name="ce49">
            <text:p>91,2%</text:p>
          </table:table-cell>
          <table:table-cell office:value-type="float" office:value="299059" table:style-name="ce7">
            <text:p>299.059</text:p>
          </table:table-cell>
          <table:table-cell office:value-type="percentage" office:value="0.98163812599908751" table:style-name="ce49">
            <text:p>98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108" table:style-name="ce7">
            <text:p>48.108</text:p>
          </table:table-cell>
          <table:table-cell office:value-type="percentage" office:value="0.92666859289222769" table:style-name="ce49">
            <text:p>92,7%</text:p>
          </table:table-cell>
          <table:table-cell office:value-type="float" office:value="35718" table:style-name="ce7">
            <text:p>35.718</text:p>
          </table:table-cell>
          <table:table-cell office:value-type="percentage" office:value="0.93797268907563025" table:style-name="ce49">
            <text:p>93,8%</text:p>
          </table:table-cell>
          <table:table-cell office:value-type="float" office:value="32812" table:style-name="ce7">
            <text:p>32.812</text:p>
          </table:table-cell>
          <table:table-cell office:value-type="percentage" office:value="0.72432671081677702" table:style-name="ce49">
            <text:p>72,4%</text:p>
          </table:table-cell>
          <table:table-cell office:value-type="float" office:value="27001" table:style-name="ce7">
            <text:p>27.001</text:p>
          </table:table-cell>
          <table:table-cell office:value-type="percentage" office:value="0.56687871344292584" table:style-name="ce49">
            <text:p>56,7%</text:p>
          </table:table-cell>
          <table:table-cell office:value-type="float" office:value="11814" table:style-name="ce7">
            <text:p>11.814</text:p>
          </table:table-cell>
          <table:table-cell office:value-type="percentage" office:value="0.37294021087189849" table:style-name="ce49">
            <text:p>37,3%</text:p>
          </table:table-cell>
          <table:table-cell office:value-type="float" office:value="4496" table:style-name="ce7">
            <text:p>4.496</text:p>
          </table:table-cell>
          <table:table-cell office:value-type="percentage" office:value="0.1822678071917947" table:style-name="ce49">
            <text:p>18,2%</text:p>
          </table:table-cell>
          <table:table-cell office:value-type="float" office:value="12525" table:style-name="ce7">
            <text:p>12.525</text:p>
          </table:table-cell>
          <table:table-cell office:value-type="percentage" office:value="0.87722370079843115" table:style-name="ce49">
            <text:p>87,7%</text:p>
          </table:table-cell>
          <table:table-cell office:value-type="float" office:value="25081" table:style-name="ce7">
            <text:p>25.081</text:p>
          </table:table-cell>
          <table:table-cell office:value-type="percentage" office:value="0.84601632597989607" table:style-name="ce49">
            <text:p>84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0897" table:style-name="ce7">
            <text:p>160.897</text:p>
          </table:table-cell>
          <table:table-cell office:value-type="percentage" office:value="0.91833566393653154" table:style-name="ce49">
            <text:p>91,8%</text:p>
          </table:table-cell>
          <table:table-cell office:value-type="float" office:value="130984" table:style-name="ce7">
            <text:p>130.984</text:p>
          </table:table-cell>
          <table:table-cell office:value-type="percentage" office:value="0.88614069032703258" table:style-name="ce49">
            <text:p>88,6%</text:p>
          </table:table-cell>
          <table:table-cell office:value-type="float" office:value="146682" table:style-name="ce7">
            <text:p>146.682</text:p>
          </table:table-cell>
          <table:table-cell office:value-type="percentage" office:value="0.70780856423173799" table:style-name="ce49">
            <text:p>70,8%</text:p>
          </table:table-cell>
          <table:table-cell office:value-type="float" office:value="121695" table:style-name="ce7">
            <text:p>121.695</text:p>
          </table:table-cell>
          <table:table-cell office:value-type="percentage" office:value="0.52587343084933991" table:style-name="ce49">
            <text:p>52,6%</text:p>
          </table:table-cell>
          <table:table-cell office:value-type="float" office:value="55297" table:style-name="ce7">
            <text:p>55.297</text:p>
          </table:table-cell>
          <table:table-cell office:value-type="percentage" office:value="0.32948221414526602" table:style-name="ce49">
            <text:p>32,9%</text:p>
          </table:table-cell>
          <table:table-cell office:value-type="float" office:value="39848" table:style-name="ce7">
            <text:p>39.848</text:p>
          </table:table-cell>
          <table:table-cell office:value-type="percentage" office:value="0.28114835641664254" table:style-name="ce49">
            <text:p>28,1%</text:p>
          </table:table-cell>
          <table:table-cell office:value-type="float" office:value="49983" table:style-name="ce7">
            <text:p>49.983</text:p>
          </table:table-cell>
          <table:table-cell office:value-type="percentage" office:value="0.75418716238645622" table:style-name="ce49">
            <text:p>75,4%</text:p>
          </table:table-cell>
          <table:table-cell office:value-type="float" office:value="111154" table:style-name="ce7">
            <text:p>111.154</text:p>
          </table:table-cell>
          <table:table-cell office:value-type="percentage" office:value="0.83579463426371514" table:style-name="ce49">
            <text:p>83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786" table:style-name="ce7">
            <text:p>92.786</text:p>
          </table:table-cell>
          <table:table-cell office:value-type="percentage" office:value="0.94501196720476655" table:style-name="ce49">
            <text:p>94,5%</text:p>
          </table:table-cell>
          <table:table-cell office:value-type="float" office:value="70130" table:style-name="ce7">
            <text:p>70.130</text:p>
          </table:table-cell>
          <table:table-cell office:value-type="percentage" office:value="0.97059027056951075" table:style-name="ce49">
            <text:p>97,1%</text:p>
          </table:table-cell>
          <table:table-cell office:value-type="float" office:value="71035" table:style-name="ce7">
            <text:p>71.035</text:p>
          </table:table-cell>
          <table:table-cell office:value-type="percentage" office:value="0.77065364795226476" table:style-name="ce49">
            <text:p>77,1%</text:p>
          </table:table-cell>
          <table:table-cell office:value-type="float" office:value="55615" table:style-name="ce7">
            <text:p>55.615</text:p>
          </table:table-cell>
          <table:table-cell office:value-type="percentage" office:value="0.57972751816371848" table:style-name="ce49">
            <text:p>58,0%</text:p>
          </table:table-cell>
          <table:table-cell office:value-type="float" office:value="26137" table:style-name="ce7">
            <text:p>26.137</text:p>
          </table:table-cell>
          <table:table-cell office:value-type="percentage" office:value="0.40081890536582376" table:style-name="ce49">
            <text:p>40,1%</text:p>
          </table:table-cell>
          <table:table-cell office:value-type="float" office:value="16786" table:style-name="ce7">
            <text:p>16.786</text:p>
          </table:table-cell>
          <table:table-cell office:value-type="percentage" office:value="0.2858310487510004" table:style-name="ce49">
            <text:p>28,6%</text:p>
          </table:table-cell>
          <table:table-cell office:value-type="float" office:value="20279" table:style-name="ce7">
            <text:p>20.279</text:p>
          </table:table-cell>
          <table:table-cell office:value-type="percentage" office:value="0.85134340890008398" table:style-name="ce49">
            <text:p>85,1%</text:p>
          </table:table-cell>
          <table:table-cell office:value-type="float" office:value="60570" table:style-name="ce7">
            <text:p>60.570</text:p>
          </table:table-cell>
          <table:table-cell office:value-type="percentage" office:value="0.89732003970311547" table:style-name="ce49">
            <text:p>89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373" table:style-name="ce7">
            <text:p>343.373</text:p>
          </table:table-cell>
          <table:table-cell office:value-type="percentage" office:value="0.91396258154842869" table:style-name="ce49">
            <text:p>91,4%</text:p>
          </table:table-cell>
          <table:table-cell office:value-type="float" office:value="250061" table:style-name="ce7">
            <text:p>250.061</text:p>
          </table:table-cell>
          <table:table-cell office:value-type="percentage" office:value="0.90863207924245837" table:style-name="ce49">
            <text:p>90,9%</text:p>
          </table:table-cell>
          <table:table-cell office:value-type="float" office:value="251498" table:style-name="ce7">
            <text:p>251.498</text:p>
          </table:table-cell>
          <table:table-cell office:value-type="percentage" office:value="0.7762978785138176" table:style-name="ce49">
            <text:p>77,6%</text:p>
          </table:table-cell>
          <table:table-cell office:value-type="float" office:value="175951" table:style-name="ce7">
            <text:p>175.951</text:p>
          </table:table-cell>
          <table:table-cell office:value-type="percentage" office:value="0.54591797159815458" table:style-name="ce49">
            <text:p>54,6%</text:p>
          </table:table-cell>
          <table:table-cell office:value-type="float" office:value="69041" table:style-name="ce7">
            <text:p>69.041</text:p>
          </table:table-cell>
          <table:table-cell office:value-type="percentage" office:value="0.3330278371351531" table:style-name="ce49">
            <text:p>33,3%</text:p>
          </table:table-cell>
          <table:table-cell office:value-type="float" office:value="40072" table:style-name="ce7">
            <text:p>40.072</text:p>
          </table:table-cell>
          <table:table-cell office:value-type="percentage" office:value="0.23436110981144434" table:style-name="ce49">
            <text:p>23,4%</text:p>
          </table:table-cell>
          <table:table-cell office:value-type="float" office:value="80234" table:style-name="ce7">
            <text:p>80.234</text:p>
          </table:table-cell>
          <table:table-cell office:value-type="percentage" office:value="0.81048537804939647" table:style-name="ce49">
            <text:p>81,0%</text:p>
          </table:table-cell>
          <table:table-cell office:value-type="float" office:value="192308" table:style-name="ce7">
            <text:p>192.308</text:p>
          </table:table-cell>
          <table:table-cell office:value-type="percentage" office:value="0.87111006423206894" table:style-name="ce49">
            <text:p>87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50" table:style-name="ce7">
            <text:p>5.450</text:p>
          </table:table-cell>
          <table:table-cell office:value-type="percentage" office:value="0.86907989156434384" table:style-name="ce49">
            <text:p>86,9%</text:p>
          </table:table-cell>
          <table:table-cell office:value-type="float" office:value="6694" table:style-name="ce7">
            <text:p>6.694</text:p>
          </table:table-cell>
          <table:table-cell office:value-type="percentage" office:value="0.88346311204962391" table:style-name="ce49">
            <text:p>88,3%</text:p>
          </table:table-cell>
          <table:table-cell office:value-type="float" office:value="7524" table:style-name="ce7">
            <text:p>7.524</text:p>
          </table:table-cell>
          <table:table-cell office:value-type="percentage" office:value="0.71419079259610818" table:style-name="ce49">
            <text:p>71,4%</text:p>
          </table:table-cell>
          <table:table-cell office:value-type="float" office:value="6413" table:style-name="ce7">
            <text:p>6.413</text:p>
          </table:table-cell>
          <table:table-cell office:value-type="percentage" office:value="0.57947049787657001" table:style-name="ce49">
            <text:p>57,9%</text:p>
          </table:table-cell>
          <table:table-cell office:value-type="float" office:value="3543" table:style-name="ce7">
            <text:p>3.543</text:p>
          </table:table-cell>
          <table:table-cell office:value-type="percentage" office:value="0.38912685337726521" table:style-name="ce49">
            <text:p>38,9%</text:p>
          </table:table-cell>
          <table:table-cell office:value-type="float" office:value="2233" table:style-name="ce7">
            <text:p>2.233</text:p>
          </table:table-cell>
          <table:table-cell office:value-type="percentage" office:value="0.25349074809853561" table:style-name="ce49">
            <text:p>25,3%</text:p>
          </table:table-cell>
          <table:table-cell office:value-type="float" office:value="1591" table:style-name="ce7">
            <text:p>1.591</text:p>
          </table:table-cell>
          <table:table-cell office:value-type="percentage" office:value="0.44145394006659266" table:style-name="ce49">
            <text:p>44,1%</text:p>
          </table:table-cell>
          <table:table-cell office:value-type="float" office:value="7650" table:style-name="ce7">
            <text:p>7.650</text:p>
          </table:table-cell>
          <table:table-cell office:value-type="percentage" office:value="0.88664812239221136" table:style-name="ce49">
            <text:p>88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88" table:style-name="ce7">
            <text:p>4.188</text:p>
          </table:table-cell>
          <table:table-cell office:value-type="percentage" office:value="0.77240870527480632" table:style-name="ce49">
            <text:p>77,2%</text:p>
          </table:table-cell>
          <table:table-cell office:value-type="float" office:value="5112" table:style-name="ce7">
            <text:p>5.112</text:p>
          </table:table-cell>
          <table:table-cell office:value-type="percentage" office:value="0.69258908007045117" table:style-name="ce49">
            <text:p>69,3%</text:p>
          </table:table-cell>
          <table:table-cell office:value-type="float" office:value="6294" table:style-name="ce7">
            <text:p>6.294</text:p>
          </table:table-cell>
          <table:table-cell office:value-type="percentage" office:value="0.62933706629337072" table:style-name="ce49">
            <text:p>62,9%</text:p>
          </table:table-cell>
          <table:table-cell office:value-type="float" office:value="5356" table:style-name="ce7">
            <text:p>5.356</text:p>
          </table:table-cell>
          <table:table-cell office:value-type="percentage" office:value="0.51082498807820698" table:style-name="ce49">
            <text:p>51,1%</text:p>
          </table:table-cell>
          <table:table-cell office:value-type="float" office:value="2655" table:style-name="ce7">
            <text:p>2.655</text:p>
          </table:table-cell>
          <table:table-cell office:value-type="percentage" office:value="0.29601962314639313" table:style-name="ce49">
            <text:p>29,6%</text:p>
          </table:table-cell>
          <table:table-cell office:value-type="float" office:value="1985" table:style-name="ce7">
            <text:p>1.985</text:p>
          </table:table-cell>
          <table:table-cell office:value-type="percentage" office:value="0.22119456206819701" table:style-name="ce49">
            <text:p>22,1%</text:p>
          </table:table-cell>
          <table:table-cell office:value-type="float" office:value="1348" table:style-name="ce7">
            <text:p>1.348</text:p>
          </table:table-cell>
          <table:table-cell office:value-type="percentage" office:value="0.2982300884955752" table:style-name="ce49">
            <text:p>29,8%</text:p>
          </table:table-cell>
          <table:table-cell office:value-type="float" office:value="6084" table:style-name="ce7">
            <text:p>6.084</text:p>
          </table:table-cell>
          <table:table-cell office:value-type="percentage" office:value="0.85666009574767676" table:style-name="ce49">
            <text:p>85,7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13" table:style-name="ce7">
            <text:p>2.313</text:p>
          </table:table-cell>
          <table:table-cell office:value-type="percentage" office:value="0.6477177261271353" table:style-name="ce49">
            <text:p>64,8%</text:p>
          </table:table-cell>
          <table:table-cell office:value-type="float" office:value="6455" table:style-name="ce7">
            <text:p>6.455</text:p>
          </table:table-cell>
          <table:table-cell office:value-type="percentage" office:value="0.6937130574959699" table:style-name="ce49">
            <text:p>69,4%</text:p>
          </table:table-cell>
          <table:table-cell office:value-type="float" office:value="13699" table:style-name="ce7">
            <text:p>13.699</text:p>
          </table:table-cell>
          <table:table-cell office:value-type="percentage" office:value="0.63228099326133114" table:style-name="ce49">
            <text:p>63,2%</text:p>
          </table:table-cell>
          <table:table-cell office:value-type="float" office:value="12528" table:style-name="ce7">
            <text:p>12.528</text:p>
          </table:table-cell>
          <table:table-cell office:value-type="percentage" office:value="0.3989300726022163" table:style-name="ce49">
            <text:p>39,9%</text:p>
          </table:table-cell>
          <table:table-cell office:value-type="float" office:value="7265" table:style-name="ce7">
            <text:p>7.265</text:p>
          </table:table-cell>
          <table:table-cell office:value-type="percentage" office:value="0.30547029390741287" table:style-name="ce49">
            <text:p>30,5%</text:p>
          </table:table-cell>
          <table:table-cell office:value-type="float" office:value="1200" table:style-name="ce7">
            <text:p>1.200</text:p>
          </table:table-cell>
          <table:table-cell office:value-type="percentage" office:value="0.9375" table:style-name="ce49">
            <text:p>93,8%</text:p>
          </table:table-cell>
          <table:table-cell office:value-type="float" office:value="24964" table:style-name="ce7">
            <text:p>24.964</text:p>
          </table:table-cell>
          <table:table-cell office:value-type="percentage" office:value="0.46945990672483828" table:style-name="ce49">
            <text:p>46,9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60" table:style-name="ce7">
            <text:p>60</text:p>
          </table:table-cell>
          <table:table-cell office:value-type="percentage" office:value="0.76923076923076927" table:style-name="ce52">
            <text:p>76,9%</text:p>
          </table:table-cell>
          <table:table-cell office:value-type="float" office:value="230" table:style-name="ce7">
            <text:p>230</text:p>
          </table:table-cell>
          <table:table-cell office:value-type="percentage" office:value="0.79584775086505188" table:style-name="ce52">
            <text:p>79,6%</text:p>
          </table:table-cell>
          <table:table-cell office:value-type="float" office:value="553" table:style-name="ce7">
            <text:p>553</text:p>
          </table:table-cell>
          <table:table-cell office:value-type="percentage" office:value="0.63417431192660545" table:style-name="ce52">
            <text:p>63,4%</text:p>
          </table:table-cell>
          <table:table-cell office:value-type="float" office:value="709" table:style-name="ce7">
            <text:p>709</text:p>
          </table:table-cell>
          <table:table-cell office:value-type="percentage" office:value="0.38913282107574093" table:style-name="ce52">
            <text:p>38,9%</text:p>
          </table:table-cell>
          <table:table-cell office:value-type="float" office:value="690" table:style-name="ce7">
            <text:p>690</text:p>
          </table:table-cell>
          <table:table-cell office:value-type="percentage" office:value="0.30844881537773805" table:style-name="ce52">
            <text:p>30,8%</text:p>
          </table:table-cell>
          <table:table-cell office:value-type="float" office:value="655" table:style-name="ce7">
            <text:p>655</text:p>
          </table:table-cell>
          <table:table-cell office:value-type="percentage" office:value="0.32832080200501251" table:style-name="ce52">
            <text:p>32,8%</text:p>
          </table:table-cell>
          <table:table-cell office:value-type="float" office:value="1272" table:style-name="ce7">
            <text:p>1.272</text:p>
          </table:table-cell>
          <table:table-cell office:value-type="percentage" office:value="0.28285523682454972" table:style-name="ce52">
            <text:p>28,3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40938" table:style-name="ce67">
            <text:p>6.340.938</text:p>
          </table:table-cell>
          <table:table-cell office:value-type="percentage" office:value="0.92483852359848984" table:style-name="ce68">
            <text:p>92,48%</text:p>
          </table:table-cell>
          <table:table-cell office:value-type="float" office:value="4855062" table:style-name="ce67">
            <text:p>4.855.062</text:p>
          </table:table-cell>
          <table:table-cell office:value-type="percentage" office:value="0.92080478258568921" table:style-name="ce68">
            <text:p>92,08%</text:p>
          </table:table-cell>
          <table:table-cell office:value-type="float" office:value="5091993" table:style-name="ce67">
            <text:p>5.091.993</text:p>
          </table:table-cell>
          <table:table-cell office:value-type="percentage" office:value="0.75951162082717372" table:style-name="ce68">
            <text:p>75,95%</text:p>
          </table:table-cell>
          <table:table-cell office:value-type="float" office:value="4135841" table:style-name="ce67">
            <text:p>4.135.841</text:p>
          </table:table-cell>
          <table:table-cell office:value-type="percentage" office:value="0.58842005701747768" table:style-name="ce68">
            <text:p>58,84%</text:p>
          </table:table-cell>
          <table:table-cell office:value-type="float" office:value="2023467" table:style-name="ce67">
            <text:p>2.023.467</text:p>
          </table:table-cell>
          <table:table-cell office:value-type="percentage" office:value="0.40573972159404675" table:style-name="ce68">
            <text:p>40,57%</text:p>
          </table:table-cell>
          <table:table-cell office:value-type="float" office:value="1289472" table:style-name="ce67">
            <text:p>1.289.472</text:p>
          </table:table-cell>
          <table:table-cell office:value-type="percentage" office:value="0.31557701922895726" table:style-name="ce68">
            <text:p>31,56%</text:p>
          </table:table-cell>
          <table:table-cell office:value-type="float" office:value="1485352" table:style-name="ce67">
            <text:p>1.485.352</text:p>
          </table:table-cell>
          <table:table-cell office:value-type="percentage" office:value="0.74934214774635155" table:style-name="ce68">
            <text:p>74,93%</text:p>
          </table:table-cell>
          <table:table-cell office:value-type="float" office:value="4233761" table:style-name="ce67">
            <text:p>4.233.761</text:p>
          </table:table-cell>
          <table:table-cell office:value-type="percentage" office:value="0.87758800990399677" table:style-name="ce68">
            <text:p>87,76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8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2105" table:style-name="ce8">
            <text:p>412.105</text:p>
          </table:table-cell>
          <table:table-cell office:value-type="percentage" office:value="0.65870086776113157" table:style-name="ce79">
            <text:p>65,9%</text:p>
          </table:table-cell>
          <table:table-cell office:value-type="float" office:value="121919" table:style-name="ce8">
            <text:p>121.919</text:p>
          </table:table-cell>
          <table:table-cell office:value-type="percentage" office:value="0.19487303259259023" table:style-name="ce79">
            <text:p>19,5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49632" table:style-name="ce8">
            <text:p>49.632</text:p>
          </table:table-cell>
          <table:table-cell office:value-type="percentage" office:value="0.55423166687139169" table:style-name="ce79">
            <text:p>55,4%</text:p>
          </table:table-cell>
          <table:table-cell office:value-type="float" office:value="16973" table:style-name="ce8">
            <text:p>16.973</text:p>
          </table:table-cell>
          <table:table-cell office:value-type="percentage" office:value="0.18953445522663062" table:style-name="ce79">
            <text:p>19,0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40004" table:style-name="ce8">
            <text:p>40.004</text:p>
          </table:table-cell>
          <table:table-cell office:value-type="percentage" office:value="0.7479340388138952" table:style-name="ce79">
            <text:p>74,8%</text:p>
          </table:table-cell>
          <table:table-cell office:value-type="float" office:value="11717" table:style-name="ce8">
            <text:p>11.717</text:p>
          </table:table-cell>
          <table:table-cell office:value-type="percentage" office:value="0.21906667165239502" table:style-name="ce79">
            <text:p>21,9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296" table:style-name="ce8">
            <text:p>29.296</text:p>
          </table:table-cell>
          <table:table-cell office:value-type="percentage" office:value="0.34709255485522011" table:style-name="ce79">
            <text:p>34,7%</text:p>
          </table:table-cell>
          <table:table-cell office:value-type="float" office:value="6201" table:style-name="ce8">
            <text:p>6.201</text:p>
          </table:table-cell>
          <table:table-cell office:value-type="percentage" office:value="7.3468082081417946E-2" table:style-name="ce79">
            <text:p>7,3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1086" table:style-name="ce8">
            <text:p>71.086</text:p>
          </table:table-cell>
          <table:table-cell office:value-type="percentage" office:value="0.53251928983444452" table:style-name="ce79">
            <text:p>53,3%</text:p>
          </table:table-cell>
          <table:table-cell office:value-type="float" office:value="18214" table:style-name="ce8">
            <text:p>18.214</text:p>
          </table:table-cell>
          <table:table-cell office:value-type="percentage" office:value="0.13644467750393288" table:style-name="ce79">
            <text:p>13,6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3705" table:style-name="ce8">
            <text:p>23.705</text:p>
          </table:table-cell>
          <table:table-cell office:value-type="percentage" office:value="0.64405260011954568" table:style-name="ce79">
            <text:p>64,4%</text:p>
          </table:table-cell>
          <table:table-cell office:value-type="float" office:value="7646" table:style-name="ce8">
            <text:p>7.646</text:p>
          </table:table-cell>
          <table:table-cell office:value-type="percentage" office:value="0.20773786882573494" table:style-name="ce79">
            <text:p>20,8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4092" table:style-name="ce8">
            <text:p>94.092</text:p>
          </table:table-cell>
          <table:table-cell office:value-type="percentage" office:value="0.68711387635280197" table:style-name="ce79">
            <text:p>68,7%</text:p>
          </table:table-cell>
          <table:table-cell office:value-type="float" office:value="33632" table:style-name="ce8">
            <text:p>33.632</text:p>
          </table:table-cell>
          <table:table-cell office:value-type="percentage" office:value="0.24560019863003696" table:style-name="ce79">
            <text:p>24,6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3908" table:style-name="ce8">
            <text:p>93.908</text:p>
          </table:table-cell>
          <table:table-cell office:value-type="percentage" office:value="0.63647454318711705" table:style-name="ce79">
            <text:p>63,6%</text:p>
          </table:table-cell>
          <table:table-cell office:value-type="float" office:value="28010" table:style-name="ce8">
            <text:p>28.010</text:p>
          </table:table-cell>
          <table:table-cell office:value-type="percentage" office:value="0.1898416743479911" table:style-name="ce79">
            <text:p>19,0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7336" table:style-name="ce8">
            <text:p>227.336</text:p>
          </table:table-cell>
          <table:table-cell office:value-type="percentage" office:value="0.40665935642439716" table:style-name="ce79">
            <text:p>40,7%</text:p>
          </table:table-cell>
          <table:table-cell office:value-type="float" office:value="58841" table:style-name="ce8">
            <text:p>58.841</text:p>
          </table:table-cell>
          <table:table-cell office:value-type="percentage" office:value="0.10525496705918971" table:style-name="ce79">
            <text:p>10,5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2901" table:style-name="ce8">
            <text:p>232.901</text:p>
          </table:table-cell>
          <table:table-cell office:value-type="percentage" office:value="0.66123729487252281" table:style-name="ce79">
            <text:p>66,1%</text:p>
          </table:table-cell>
          <table:table-cell office:value-type="float" office:value="64263" table:style-name="ce8">
            <text:p>64.263</text:p>
          </table:table-cell>
          <table:table-cell office:value-type="percentage" office:value="0.18245130884106525" table:style-name="ce79">
            <text:p>18,2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2262" table:style-name="ce8">
            <text:p>52.262</text:p>
          </table:table-cell>
          <table:table-cell office:value-type="percentage" office:value="0.77372457288366447" table:style-name="ce79">
            <text:p>77,4%</text:p>
          </table:table-cell>
          <table:table-cell office:value-type="float" office:value="14292" table:style-name="ce8">
            <text:p>14.292</text:p>
          </table:table-cell>
          <table:table-cell office:value-type="percentage" office:value="0.21158913925324963" table:style-name="ce79">
            <text:p>21,2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7064" table:style-name="ce8">
            <text:p>127.064</text:p>
          </table:table-cell>
          <table:table-cell office:value-type="percentage" office:value="0.83016353170999424" table:style-name="ce79">
            <text:p>83,0%</text:p>
          </table:table-cell>
          <table:table-cell office:value-type="float" office:value="32482" table:style-name="ce8">
            <text:p>32.482</text:p>
          </table:table-cell>
          <table:table-cell office:value-type="percentage" office:value="0.21221881758014882" table:style-name="ce79">
            <text:p>21,2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3757" table:style-name="ce8">
            <text:p>13.757</text:p>
          </table:table-cell>
          <table:table-cell office:value-type="percentage" office:value="0.62714259664478478" table:style-name="ce79">
            <text:p>62,7%</text:p>
          </table:table-cell>
          <table:table-cell office:value-type="float" office:value="4110" table:style-name="ce8">
            <text:p>4.110</text:p>
          </table:table-cell>
          <table:table-cell office:value-type="percentage" office:value="0.18736323851203501" table:style-name="ce79">
            <text:p>18,7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29602" table:style-name="ce8">
            <text:p>229.602</text:p>
          </table:table-cell>
          <table:table-cell office:value-type="percentage" office:value="0.46737940047307502" table:style-name="ce79">
            <text:p>46,7%</text:p>
          </table:table-cell>
          <table:table-cell office:value-type="float" office:value="45342" table:style-name="ce8">
            <text:p>45.342</text:p>
          </table:table-cell>
          <table:table-cell office:value-type="percentage" office:value="9.2298485101393574E-2" table:style-name="ce79">
            <text:p>9,2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459" table:style-name="ce8">
            <text:p>65.459</text:p>
          </table:table-cell>
          <table:table-cell office:value-type="percentage" office:value="0.54256632987144315" table:style-name="ce79">
            <text:p>54,3%</text:p>
          </table:table-cell>
          <table:table-cell office:value-type="float" office:value="18039" table:style-name="ce8">
            <text:p>18.039</text:p>
          </table:table-cell>
          <table:table-cell office:value-type="percentage" office:value="0.1495188442315184" table:style-name="ce79">
            <text:p>15,0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402" table:style-name="ce8">
            <text:p>26.402</text:p>
          </table:table-cell>
          <table:table-cell office:value-type="percentage" office:value="0.54084726319239596" table:style-name="ce79">
            <text:p>54,1%</text:p>
          </table:table-cell>
          <table:table-cell office:value-type="float" office:value="9055" table:style-name="ce8">
            <text:p>9.055</text:p>
          </table:table-cell>
          <table:table-cell office:value-type="percentage" office:value="0.18549246148803672" table:style-name="ce79">
            <text:p>18,5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243" table:style-name="ce8">
            <text:p>79.243</text:p>
          </table:table-cell>
          <table:table-cell office:value-type="percentage" office:value="0.53789709475970671" table:style-name="ce79">
            <text:p>53,8%</text:p>
          </table:table-cell>
          <table:table-cell office:value-type="float" office:value="25744" table:style-name="ce8">
            <text:p>25.744</text:p>
          </table:table-cell>
          <table:table-cell office:value-type="percentage" office:value="0.17474884604941623" table:style-name="ce79">
            <text:p>17,5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58" table:style-name="ce8">
            <text:p>2.858</text:p>
          </table:table-cell>
          <table:table-cell office:value-type="percentage" office:value="0.35940643863179073" table:style-name="ce79">
            <text:p>35,9%</text:p>
          </table:table-cell>
          <table:table-cell office:value-type="float" office:value="946" table:style-name="ce8">
            <text:p>946</text:p>
          </table:table-cell>
          <table:table-cell office:value-type="percentage" office:value="0.11896378269617706" table:style-name="ce79">
            <text:p>11,9%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57" table:style-name="ce8">
            <text:p>3.357</text:p>
          </table:table-cell>
          <table:table-cell office:value-type="percentage" office:value="0.34339198036006546" table:style-name="ce79">
            <text:p>34,3%</text:p>
          </table:table-cell>
          <table:table-cell office:value-type="float" office:value="1040" table:style-name="ce8">
            <text:p>1.040</text:p>
          </table:table-cell>
          <table:table-cell office:value-type="percentage" office:value="0.10638297872340426" table:style-name="ce79">
            <text:p>10,6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2T00:00:00" table:style-name="ce11">
            <text:p>22/02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Totales</text:p>
          </table:table-cell>
          <table:table-cell office:value-type="float" office:value="3287411" table:style-name="ce84">
            <text:p>3.287.411</text:p>
          </table:table-cell>
          <table:table-cell office:value-type="float" office:value="1874069" table:style-name="ce84">
            <text:p>1.874.069</text:p>
          </table:table-cell>
          <table:table-cell office:value-type="percentage" office:value="0.57007444460093371" table:style-name="ce85">
            <text:p>57,0%</text:p>
          </table:table-cell>
          <table:table-cell office:value-type="float" office:value="518466" table:style-name="ce84">
            <text:p>518.466</text:p>
          </table:table-cell>
          <table:table-cell office:value-type="percentage" office:value="0.15771255860614933" table:style-name="ce85">
            <text:p>15,8%</text:p>
          </table:table-cell>
          <table:table-cell table:style-name="ce84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23T14:00:04Z</dc:date>
  </office:meta>
</office:document-meta>
</file>